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8425in" svg:height="5.0047in" svg:x="0in" svg:y="0.1035in">
            <draw:object draw:notify-on-update-of-ranges="Sheet1.A1:Sheet1.A1 Sheet1.A2:Sheet1.A41 Sheet1.B1:Sheet1.B1 Sheet1.B2:Sheet1.B41 Sheet1.C1:Sheet1.C1 Sheet1.C2:Sheet1.C41 Sheet1.D1:Sheet1.D1 Sheet1.D2:Sheet1.D41 Sheet1.E1:Sheet1.E1 Sheet1.E2:Sheet1.E41 Sheet1.F1:Sheet1.F1 Sheet1.F2:Sheet1.F41 Sheet1.G1:Sheet1.G1 Sheet1.G2:Sheet1.G41 Sheet1.H1:Sheet1.H1 Sheet1.H2:Sheet1.H41 Sheet1.I1:Sheet1.I1 Sheet1.I2:Sheet1.I41 Sheet1.J1:Sheet1.J1 Sheet1.J2:Sheet1.J41 Sheet1.K1:Sheet1.K1 Sheet1.K2:Sheet1.K41 Sheet1.L1:Sheet1.L1 Sheet1.L2:Sheet1.L41 Sheet1.M1:Sheet1.M1 Sheet1.M2:Sheet1.M41 Sheet1.N1:Sheet1.N1 Sheet1.N2:Sheet1.N41 Sheet1.O1:Sheet1.O1 Sheet1.O2:Sheet1.O41 Sheet1.P1:Sheet1.P1 Sheet1.P2:Sheet1.P41 Sheet1.Q1:Sheet1.Q1 Sheet1.Q2:Sheet1.Q41 Sheet1.R1:Sheet1.R1 Sheet1.R2:Sheet1.R41 Sheet1.S1:Sheet1.S1 Sheet1.S2:Sheet1.S41 Sheet1.T1:Sheet1.T1 Sheet1.T2:Sheet1.T41 Sheet1.U1:Sheet1.U1 Sheet1.U2:Sheet1.U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7992in" svg:height="5.826in" svg:x="0.0287in" svg:y="5.0209in">
            <draw:object draw:notify-on-update-of-ranges="Sheet1.A43:Sheet1.A82 Sheet1.B1:Sheet1.B1 Sheet1.B43:Sheet1.B82 Sheet1.C1:Sheet1.C1 Sheet1.C43:Sheet1.C82 Sheet1.D1:Sheet1.D1 Sheet1.D43:Sheet1.D82 Sheet1.E1:Sheet1.E1 Sheet1.E43:Sheet1.E82 Sheet1.F1:Sheet1.F1 Sheet1.F43:Sheet1.F82 Sheet1.G1:Sheet1.G1 Sheet1.G43:Sheet1.G82 Sheet1.H1:Sheet1.H1 Sheet1.H43:Sheet1.H82 Sheet1.I1:Sheet1.I1 Sheet1.I43:Sheet1.I82 Sheet1.J1:Sheet1.J1 Sheet1.J43:Sheet1.J82 Sheet1.K1:Sheet1.K1 Sheet1.K43:Sheet1.K82 Sheet1.L1:Sheet1.L1 Sheet1.L43:Sheet1.L82 Sheet1.M1:Sheet1.M1 Sheet1.M43:Sheet1.M82 Sheet1.N1:Sheet1.N1 Sheet1.N43:Sheet1.N82 Sheet1.O1:Sheet1.O1 Sheet1.O43:Sheet1.O82 Sheet1.P1:Sheet1.P1 Sheet1.P43:Sheet1.P82 Sheet1.Q1:Sheet1.Q1 Sheet1.Q43:Sheet1.Q82 Sheet1.R1:Sheet1.R1 Sheet1.R43:Sheet1.R82 Sheet1.S1:Sheet1.S1 Sheet1.S43:Sheet1.S82 Sheet1.T1:Sheet1.T1 Sheet1.T43:Sheet1.T82 Sheet1.U1:Sheet1.U1 Sheet1.U43:Sheet1.U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float" office:value="-0.95" calcext:value-type="float">
            <text:p>-0.95</text:p>
          </table:table-cell>
          <table:table-cell office:value-type="float" office:value="-0.85" calcext:value-type="float">
            <text:p>-0.8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65" calcext:value-type="float">
            <text:p>-0.65</text:p>
          </table:table-cell>
          <table:table-cell office:value-type="float" office:value="-0.55" calcext:value-type="float">
            <text:p>-0.5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49999999999999" calcext:value-type="float">
            <text:p>-0.25</text:p>
          </table:table-cell>
          <table:table-cell office:value-type="float" office:value="-0.149999999999999" calcext:value-type="float">
            <text:p>-0.15</text:p>
          </table:table-cell>
          <table:table-cell office:value-type="float" office:value="-0.0499999999999993" calcext:value-type="float">
            <text:p>-0.05</text:p>
          </table:table-cell>
          <table:table-cell office:value-type="float" office:value="0.0500000000000008" calcext:value-type="float">
            <text:p>0.05</text:p>
          </table:table-cell>
          <table:table-cell office:value-type="float" office:value="0.150000000000001" calcext:value-type="float">
            <text:p>0.15</text:p>
          </table:table-cell>
          <table:table-cell office:value-type="float" office:value="0.250000000000001" calcext:value-type="float">
            <text:p>0.25</text:p>
          </table:table-cell>
          <table:table-cell office:value-type="float" office:value="0.350000000000001" calcext:value-type="float">
            <text:p>0.35</text:p>
          </table:table-cell>
          <table:table-cell office:value-type="float" office:value="0.450000000000001" calcext:value-type="float">
            <text:p>0.45</text:p>
          </table:table-cell>
          <table:table-cell office:value-type="float" office:value="0.550000000000001" calcext:value-type="float">
            <text:p>0.55</text:p>
          </table:table-cell>
          <table:table-cell office:value-type="float" office:value="0.650000000000001" calcext:value-type="float">
            <text:p>0.65</text:p>
          </table:table-cell>
          <table:table-cell office:value-type="float" office:value="0.750000000000001" calcext:value-type="float">
            <text:p>0.75</text:p>
          </table:table-cell>
          <table:table-cell office:value-type="float" office:value="0.850000000000001" calcext:value-type="float">
            <text:p>0.85</text:p>
          </table:table-cell>
          <table:table-cell office:value-type="float" office:value="0.950000000000002" calcext:value-type="float">
            <text:p>0.95</text:p>
          </table:table-cell>
        </table:table-row>
        <table:table-row table:style-name="ro1">
          <table:table-cell office:value-type="float" office:value="-2.95" calcext:value-type="float">
            <text:p>-2.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0.000001" calcext:value-type="float">
            <text:p>0.0000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85" calcext:value-type="float">
            <text:p>-2.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5" calcext:value-type="float">
            <text:p>0.000005</text:p>
          </table:table-cell>
          <table:table-cell table:number-columns-repeated="2" office:value-type="float" office:value="0.000006" calcext:value-type="float">
            <text:p>0.00000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75" calcext:value-type="float">
            <text:p>-2.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18" calcext:value-type="float">
            <text:p>0.000018</text:p>
          </table:table-cell>
          <table:table-cell table:number-columns-repeated="2" office:value-type="float" office:value="0.000024" calcext:value-type="float">
            <text:p>0.00002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5" calcext:value-type="float">
            <text:p>-2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63" calcext:value-type="float">
            <text:p>0.000063</text:p>
          </table:table-cell>
          <table:table-cell table:number-columns-repeated="2" office:value-type="float" office:value="0.000085" calcext:value-type="float">
            <text:p>0.000085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55" calcext:value-type="float">
            <text:p>-2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208" calcext:value-type="float">
            <text:p>0.000208</text:p>
          </table:table-cell>
          <table:table-cell table:number-columns-repeated="2" office:value-type="float" office:value="0.000281" calcext:value-type="float">
            <text:p>0.000281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3" calcext:value-type="float">
            <text:p>0.0000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45" calcext:value-type="float">
            <text:p>-2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2" calcext:value-type="float">
            <text:p>0.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35" calcext:value-type="float">
            <text:p>-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471" calcext:value-type="float">
            <text:p>0.002471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25" calcext:value-type="float">
            <text:p>-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4852" calcext:value-type="float">
            <text:p>0.004852</text:p>
          </table:table-cell>
          <table:table-cell office:value-type="float" office:value="0.006549" calcext:value-type="float">
            <text:p>0.006549</text:p>
          </table:table-cell>
          <table:table-cell office:value-type="float" office:value="0.006541" calcext:value-type="float">
            <text:p>0.006541</text:p>
          </table:table-cell>
          <table:table-cell office:value-type="float" office:value="0.004835" calcext:value-type="float">
            <text:p>0.004835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5" calcext:value-type="float">
            <text:p>-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.006542" calcext:value-type="float">
            <text:p>0.006542</text:p>
          </table:table-cell>
          <table:table-cell office:value-type="float" office:value="0.011932" calcext:value-type="float">
            <text:p>0.011932</text:p>
          </table:table-cell>
          <table:table-cell office:value-type="float" office:value="0.016105" calcext:value-type="float">
            <text:p>0.016105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1889" calcext:value-type="float">
            <text:p>0.011889</text:p>
          </table:table-cell>
          <table:table-cell office:value-type="float" office:value="0.006503" calcext:value-type="float">
            <text:p>0.006503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03" calcext:value-type="float">
            <text:p>0.000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0.027226" calcext:value-type="float">
            <text:p>0.027226</text:p>
          </table:table-cell>
          <table:table-cell office:value-type="float" office:value="0.036748" calcext:value-type="float">
            <text:p>0.036748</text:p>
          </table:table-cell>
          <table:table-cell office:value-type="float" office:value="0.036704" calcext:value-type="float">
            <text:p>0.036704</text:p>
          </table:table-cell>
          <table:table-cell office:value-type="float" office:value="0.027129" calcext:value-type="float">
            <text:p>0.027129</text:p>
          </table:table-cell>
          <table:table-cell office:value-type="float" office:value="0.014838" calcext:value-type="float">
            <text:p>0.014838</text:p>
          </table:table-cell>
          <table:table-cell office:value-type="float" office:value="0.006006" calcext:value-type="float">
            <text:p>0.006006</text:p>
          </table:table-cell>
          <table:table-cell office:value-type="float" office:value="0.001799" calcext:value-type="float">
            <text:p>0.001799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5" calcext:value-type="float">
            <text:p>-1.95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12821" calcext:value-type="float">
            <text:p>0.012821</text:p>
          </table:table-cell>
          <table:table-cell office:value-type="float" office:value="0.031601" calcext:value-type="float">
            <text:p>0.031601</text:p>
          </table:table-cell>
          <table:table-cell office:value-type="float" office:value="0.057639" calcext:value-type="float">
            <text:p>0.057639</text:p>
          </table:table-cell>
          <table:table-cell office:value-type="float" office:value="0.077796" calcext:value-type="float">
            <text:p>0.077796</text:p>
          </table:table-cell>
          <table:table-cell office:value-type="float" office:value="0.077703" calcext:value-type="float">
            <text:p>0.077703</text:p>
          </table:table-cell>
          <table:table-cell office:value-type="float" office:value="0.057432" calcext:value-type="float">
            <text:p>0.057432</text:p>
          </table:table-cell>
          <table:table-cell office:value-type="float" office:value="0.031413" calcext:value-type="float">
            <text:p>0.031413</text:p>
          </table:table-cell>
          <table:table-cell office:value-type="float" office:value="0.012714" calcext:value-type="float">
            <text:p>0.012714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5" calcext:value-type="float">
            <text:p>-1.85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0.025184" calcext:value-type="float">
            <text:p>0.025184</text:p>
          </table:table-cell>
          <table:table-cell office:value-type="float" office:value="0.062072" calcext:value-type="float">
            <text:p>0.062072</text:p>
          </table:table-cell>
          <table:table-cell office:value-type="float" office:value="0.113214" calcext:value-type="float">
            <text:p>0.113214</text:p>
          </table:table-cell>
          <table:table-cell office:value-type="float" office:value="0.152808" calcext:value-type="float">
            <text:p>0.152808</text:p>
          </table:table-cell>
          <table:table-cell office:value-type="float" office:value="0.152625" calcext:value-type="float">
            <text:p>0.152625</text:p>
          </table:table-cell>
          <table:table-cell office:value-type="float" office:value="0.112809" calcext:value-type="float">
            <text:p>0.112809</text:p>
          </table:table-cell>
          <table:table-cell office:value-type="float" office:value="0.061701" calcext:value-type="float">
            <text:p>0.061701</text:p>
          </table:table-cell>
          <table:table-cell office:value-type="float" office:value="0.024974" calcext:value-type="float">
            <text:p>0.02497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5" calcext:value-type="float">
            <text:p>-1.75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13779" calcext:value-type="float">
            <text:p>0.013779</text:p>
          </table:table-cell>
          <table:table-cell office:value-type="float" office:value="0.045895" calcext:value-type="float">
            <text:p>0.045895</text:p>
          </table:table-cell>
          <table:table-cell office:value-type="float" office:value="0.11312" calcext:value-type="float">
            <text:p>0.11312</text:p>
          </table:table-cell>
          <table:table-cell office:value-type="float" office:value="0.206323" calcext:value-type="float">
            <text:p>0.206323</text:p>
          </table:table-cell>
          <table:table-cell office:value-type="float" office:value="0.278478" calcext:value-type="float">
            <text:p>0.278478</text:p>
          </table:table-cell>
          <table:table-cell office:value-type="float" office:value="0.278145" calcext:value-type="float">
            <text:p>0.278145</text:p>
          </table:table-cell>
          <table:table-cell office:value-type="float" office:value="0.205583" calcext:value-type="float">
            <text:p>0.205583</text:p>
          </table:table-cell>
          <table:table-cell office:value-type="float" office:value="0.112445" calcext:value-type="float">
            <text:p>0.112445</text:p>
          </table:table-cell>
          <table:table-cell office:value-type="float" office:value="0.045512" calcext:value-type="float">
            <text:p>0.045512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05177" calcext:value-type="float">
            <text:p>0.005177</text:p>
          </table:table-cell>
          <table:table-cell office:value-type="float" office:value="0.023299" calcext:value-type="float">
            <text:p>0.023299</text:p>
          </table:table-cell>
          <table:table-cell office:value-type="float" office:value="0.077602" calcext:value-type="float">
            <text:p>0.077602</text:p>
          </table:table-cell>
          <table:table-cell office:value-type="float" office:value="0.191269" calcext:value-type="float">
            <text:p>0.191269</text:p>
          </table:table-cell>
          <table:table-cell office:value-type="float" office:value="0.348861" calcext:value-type="float">
            <text:p>0.348861</text:p>
          </table:table-cell>
          <table:table-cell office:value-type="float" office:value="0.470865" calcext:value-type="float">
            <text:p>0.470865</text:p>
          </table:table-cell>
          <table:table-cell office:value-type="float" office:value="0.470301" calcext:value-type="float">
            <text:p>0.470301</text:p>
          </table:table-cell>
          <table:table-cell office:value-type="float" office:value="0.34761" calcext:value-type="float">
            <text:p>0.34761</text:p>
          </table:table-cell>
          <table:table-cell office:value-type="float" office:value="0.190128" calcext:value-type="float">
            <text:p>0.190128</text:p>
          </table:table-cell>
          <table:table-cell office:value-type="float" office:value="0.076955" calcext:value-type="float">
            <text:p>0.076955</text:p>
          </table:table-cell>
          <table:table-cell office:value-type="float" office:value="0.023049" calcext:value-type="float">
            <text:p>0.023049</text:p>
          </table:table-cell>
          <table:table-cell office:value-type="float" office:value="0.005109" calcext:value-type="float">
            <text:p>0.005109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.008121" calcext:value-type="float">
            <text:p>0.008121</text:p>
          </table:table-cell>
          <table:table-cell office:value-type="float" office:value="0.036551" calcext:value-type="float">
            <text:p>0.036551</text:p>
          </table:table-cell>
          <table:table-cell office:value-type="float" office:value="0.121741" calcext:value-type="float">
            <text:p>0.121741</text:p>
          </table:table-cell>
          <table:table-cell office:value-type="float" office:value="0.30006" calcext:value-type="float">
            <text:p>0.30006</text:p>
          </table:table-cell>
          <table:table-cell office:value-type="float" office:value="0.547289" calcext:value-type="float">
            <text:p>0.547289</text:p>
          </table:table-cell>
          <table:table-cell office:value-type="float" office:value="0.738687" calcext:value-type="float">
            <text:p>0.738687</text:p>
          </table:table-cell>
          <table:table-cell office:value-type="float" office:value="0.737804" calcext:value-type="float">
            <text:p>0.737804</text:p>
          </table:table-cell>
          <table:table-cell office:value-type="float" office:value="0.545327" calcext:value-type="float">
            <text:p>0.545327</text:p>
          </table:table-cell>
          <table:table-cell office:value-type="float" office:value="0.29827" calcext:value-type="float">
            <text:p>0.29827</text:p>
          </table:table-cell>
          <table:table-cell office:value-type="float" office:value="0.120725" calcext:value-type="float">
            <text:p>0.120725</text:p>
          </table:table-cell>
          <table:table-cell office:value-type="float" office:value="0.03616" calcext:value-type="float">
            <text:p>0.03616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1943" calcext:value-type="float">
            <text:p>0.001943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53202" calcext:value-type="float">
            <text:p>0.053202</text:p>
          </table:table-cell>
          <table:table-cell office:value-type="float" office:value="0.177199" calcext:value-type="float">
            <text:p>0.177199</text:p>
          </table:table-cell>
          <table:table-cell office:value-type="float" office:value="0.43675" calcext:value-type="float">
            <text:p>0.43675</text:p>
          </table:table-cell>
          <table:table-cell office:value-type="float" office:value="0.7966" calcext:value-type="float">
            <text:p>0.7966</text:p>
          </table:table-cell>
          <table:table-cell office:value-type="float" office:value="1.075188" calcext:value-type="float">
            <text:p>1.075188</text:p>
          </table:table-cell>
          <table:table-cell office:value-type="float" office:value="1.073902" calcext:value-type="float">
            <text:p>1.073902</text:p>
          </table:table-cell>
          <table:table-cell office:value-type="float" office:value="0.793745" calcext:value-type="float">
            <text:p>0.793745</text:p>
          </table:table-cell>
          <table:table-cell office:value-type="float" office:value="0.434144" calcext:value-type="float">
            <text:p>0.434144</text:p>
          </table:table-cell>
          <table:table-cell office:value-type="float" office:value="0.175721" calcext:value-type="float">
            <text:p>0.175721</text:p>
          </table:table-cell>
          <table:table-cell office:value-type="float" office:value="0.052632" calcext:value-type="float">
            <text:p>0.052632</text:p>
          </table:table-cell>
          <table:table-cell office:value-type="float" office:value="0.011666" calcext:value-type="float">
            <text:p>0.011666</text:p>
          </table:table-cell>
          <table:table-cell office:value-type="float" office:value="0.001913" calcext:value-type="float">
            <text:p>0.001913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15963" calcext:value-type="float">
            <text:p>0.015963</text:p>
          </table:table-cell>
          <table:table-cell office:value-type="float" office:value="0.071847" calcext:value-type="float">
            <text:p>0.071847</text:p>
          </table:table-cell>
          <table:table-cell office:value-type="float" office:value="0.239301" calcext:value-type="float">
            <text:p>0.239301</text:p>
          </table:table-cell>
          <table:table-cell office:value-type="float" office:value="0.589815" calcext:value-type="float">
            <text:p>0.589815</text:p>
          </table:table-cell>
          <table:table-cell office:value-type="float" office:value="1.075781" calcext:value-type="float">
            <text:p>1.075781</text:p>
          </table:table-cell>
          <table:table-cell office:value-type="float" office:value="1.452004" calcext:value-type="float">
            <text:p>1.452004</text:p>
          </table:table-cell>
          <table:table-cell office:value-type="float" office:value="1.450268" calcext:value-type="float">
            <text:p>1.450268</text:p>
          </table:table-cell>
          <table:table-cell office:value-type="float" office:value="1.071925" calcext:value-type="float">
            <text:p>1.071925</text:p>
          </table:table-cell>
          <table:table-cell office:value-type="float" office:value="0.586296" calcext:value-type="float">
            <text:p>0.586296</text:p>
          </table:table-cell>
          <table:table-cell office:value-type="float" office:value="0.237305" calcext:value-type="float">
            <text:p>0.237305</text:p>
          </table:table-cell>
          <table:table-cell office:value-type="float" office:value="0.071077" calcext:value-type="float">
            <text:p>0.071077</text:p>
          </table:table-cell>
          <table:table-cell office:value-type="float" office:value="0.015754" calcext:value-type="float">
            <text:p>0.015754</text:p>
          </table:table-cell>
          <table:table-cell office:value-type="float" office:value="0.002584" calcext:value-type="float">
            <text:p>0.002584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288" calcext:value-type="float">
            <text:p>0.003288</text:p>
          </table:table-cell>
          <table:table-cell office:value-type="float" office:value="0.020001" calcext:value-type="float">
            <text:p>0.020001</text:p>
          </table:table-cell>
          <table:table-cell office:value-type="float" office:value="0.090023" calcext:value-type="float">
            <text:p>0.090023</text:p>
          </table:table-cell>
          <table:table-cell office:value-type="float" office:value="0.299838" calcext:value-type="float">
            <text:p>0.299838</text:p>
          </table:table-cell>
          <table:table-cell office:value-type="float" office:value="0.739025" calcext:value-type="float">
            <text:p>0.739025</text:p>
          </table:table-cell>
          <table:table-cell office:value-type="float" office:value="1.347928" calcext:value-type="float">
            <text:p>1.347928</text:p>
          </table:table-cell>
          <table:table-cell office:value-type="float" office:value="1.819327" calcext:value-type="float">
            <text:p>1.819327</text:p>
          </table:table-cell>
          <table:table-cell office:value-type="float" office:value="1.817151" calcext:value-type="float">
            <text:p>1.817151</text:p>
          </table:table-cell>
          <table:table-cell office:value-type="float" office:value="1.343097" calcext:value-type="float">
            <text:p>1.343097</text:p>
          </table:table-cell>
          <table:table-cell office:value-type="float" office:value="0.734616" calcext:value-type="float">
            <text:p>0.734616</text:p>
          </table:table-cell>
          <table:table-cell office:value-type="float" office:value="0.297337" calcext:value-type="float">
            <text:p>0.297337</text:p>
          </table:table-cell>
          <table:table-cell office:value-type="float" office:value="0.089058" calcext:value-type="float">
            <text:p>0.089058</text:p>
          </table:table-cell>
          <table:table-cell office:value-type="float" office:value="0.019739" calcext:value-type="float">
            <text:p>0.019739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23252" calcext:value-type="float">
            <text:p>0.023252</text:p>
          </table:table-cell>
          <table:table-cell office:value-type="float" office:value="0.104654" calcext:value-type="float">
            <text:p>0.104654</text:p>
          </table:table-cell>
          <table:table-cell office:value-type="float" office:value="0.34857" calcext:value-type="float">
            <text:p>0.34857</text:p>
          </table:table-cell>
          <table:table-cell office:value-type="float" office:value="0.859135" calcext:value-type="float">
            <text:p>0.859135</text:p>
          </table:table-cell>
          <table:table-cell office:value-type="float" office:value="1.567001" calcext:value-type="float">
            <text:p>1.567001</text:p>
          </table:table-cell>
          <table:table-cell office:value-type="float" office:value="2.115014" calcext:value-type="float">
            <text:p>2.115014</text:p>
          </table:table-cell>
          <table:table-cell office:value-type="float" office:value="2.112485" calcext:value-type="float">
            <text:p>2.112485</text:p>
          </table:table-cell>
          <table:table-cell office:value-type="float" office:value="1.561385" calcext:value-type="float">
            <text:p>1.561385</text:p>
          </table:table-cell>
          <table:table-cell office:value-type="float" office:value="0.854009" calcext:value-type="float">
            <text:p>0.854009</text:p>
          </table:table-cell>
          <table:table-cell office:value-type="float" office:value="0.345662" calcext:value-type="float">
            <text:p>0.345662</text:p>
          </table:table-cell>
          <table:table-cell office:value-type="float" office:value="0.103532" calcext:value-type="float">
            <text:p>0.103532</text:p>
          </table:table-cell>
          <table:table-cell office:value-type="float" office:value="0.022948" calcext:value-type="float">
            <text:p>0.022948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.025079" calcext:value-type="float">
            <text:p>0.025079</text:p>
          </table:table-cell>
          <table:table-cell office:value-type="float" office:value="0.11288" calcext:value-type="float">
            <text:p>0.11288</text:p>
          </table:table-cell>
          <table:table-cell office:value-type="float" office:value="0.375969" calcext:value-type="float">
            <text:p>0.375969</text:p>
          </table:table-cell>
          <table:table-cell office:value-type="float" office:value="0.926666" calcext:value-type="float">
            <text:p>0.926666</text:p>
          </table:table-cell>
          <table:table-cell office:value-type="float" office:value="1.690173" calcext:value-type="float">
            <text:p>1.690173</text:p>
          </table:table-cell>
          <table:table-cell office:value-type="float" office:value="2.281262" calcext:value-type="float">
            <text:p>2.281262</text:p>
          </table:table-cell>
          <table:table-cell office:value-type="float" office:value="2.278534" calcext:value-type="float">
            <text:p>2.278534</text:p>
          </table:table-cell>
          <table:table-cell office:value-type="float" office:value="1.684116" calcext:value-type="float">
            <text:p>1.684116</text:p>
          </table:table-cell>
          <table:table-cell office:value-type="float" office:value="0.921138" calcext:value-type="float">
            <text:p>0.921138</text:p>
          </table:table-cell>
          <table:table-cell office:value-type="float" office:value="0.372832" calcext:value-type="float">
            <text:p>0.372832</text:p>
          </table:table-cell>
          <table:table-cell office:value-type="float" office:value="0.11167" calcext:value-type="float">
            <text:p>0.11167</text:p>
          </table:table-cell>
          <table:table-cell office:value-type="float" office:value="0.024751" calcext:value-type="float">
            <text:p>0.024751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-0.949999999999998" calcext:value-type="float">
            <text:p>-0.9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4126" calcext:value-type="float">
            <text:p>0.004126</text:p>
          </table:table-cell>
          <table:table-cell office:value-type="float" office:value="0.025098" calcext:value-type="float">
            <text:p>0.025098</text:p>
          </table:table-cell>
          <table:table-cell office:value-type="float" office:value="0.112963" calcext:value-type="float">
            <text:p>0.112963</text:p>
          </table:table-cell>
          <table:table-cell office:value-type="float" office:value="0.376247" calcext:value-type="float">
            <text:p>0.376247</text:p>
          </table:table-cell>
          <table:table-cell office:value-type="float" office:value="0.927352" calcext:value-type="float">
            <text:p>0.927352</text:p>
          </table:table-cell>
          <table:table-cell office:value-type="float" office:value="1.691425" calcext:value-type="float">
            <text:p>1.691425</text:p>
          </table:table-cell>
          <table:table-cell office:value-type="float" office:value="2.282951" calcext:value-type="float">
            <text:p>2.282951</text:p>
          </table:table-cell>
          <table:table-cell office:value-type="float" office:value="2.280221" calcext:value-type="float">
            <text:p>2.280221</text:p>
          </table:table-cell>
          <table:table-cell office:value-type="float" office:value="1.685363" calcext:value-type="float">
            <text:p>1.685363</text:p>
          </table:table-cell>
          <table:table-cell office:value-type="float" office:value="0.92182" calcext:value-type="float">
            <text:p>0.92182</text:p>
          </table:table-cell>
          <table:table-cell office:value-type="float" office:value="0.373108" calcext:value-type="float">
            <text:p>0.373108</text:p>
          </table:table-cell>
          <table:table-cell office:value-type="float" office:value="0.111753" calcext:value-type="float">
            <text:p>0.111753</text:p>
          </table:table-cell>
          <table:table-cell office:value-type="float" office:value="0.02477" calcext:value-type="float">
            <text:p>0.02477</text:p>
          </table:table-cell>
          <table:table-cell office:value-type="float" office:value="0.004063" calcext:value-type="float">
            <text:p>0.004063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-0.849999999999998" calcext:value-type="float">
            <text:p>-0.8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23303" calcext:value-type="float">
            <text:p>0.023303</text:p>
          </table:table-cell>
          <table:table-cell office:value-type="float" office:value="0.104886" calcext:value-type="float">
            <text:p>0.104886</text:p>
          </table:table-cell>
          <table:table-cell office:value-type="float" office:value="0.349345" calcext:value-type="float">
            <text:p>0.349345</text:p>
          </table:table-cell>
          <table:table-cell office:value-type="float" office:value="0.861045" calcext:value-type="float">
            <text:p>0.861045</text:p>
          </table:table-cell>
          <table:table-cell office:value-type="float" office:value="1.570484" calcext:value-type="float">
            <text:p>1.570484</text:p>
          </table:table-cell>
          <table:table-cell office:value-type="float" office:value="2.119716" calcext:value-type="float">
            <text:p>2.119716</text:p>
          </table:table-cell>
          <table:table-cell office:value-type="float" office:value="2.11718" calcext:value-type="float">
            <text:p>2.11718</text:p>
          </table:table-cell>
          <table:table-cell office:value-type="float" office:value="1.564856" calcext:value-type="float">
            <text:p>1.564856</text:p>
          </table:table-cell>
          <table:table-cell office:value-type="float" office:value="0.855908" calcext:value-type="float">
            <text:p>0.855908</text:p>
          </table:table-cell>
          <table:table-cell office:value-type="float" office:value="0.34643" calcext:value-type="float">
            <text:p>0.34643</text:p>
          </table:table-cell>
          <table:table-cell office:value-type="float" office:value="0.103763" calcext:value-type="float">
            <text:p>0.103763</text:p>
          </table:table-cell>
          <table:table-cell office:value-type="float" office:value="0.022999" calcext:value-type="float">
            <text:p>0.022999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-0.749999999999998" calcext:value-type="float">
            <text:p>-0.7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0.020075" calcext:value-type="float">
            <text:p>0.020075</text:p>
          </table:table-cell>
          <table:table-cell office:value-type="float" office:value="0.090356" calcext:value-type="float">
            <text:p>0.090356</text:p>
          </table:table-cell>
          <table:table-cell office:value-type="float" office:value="0.30095" calcext:value-type="float">
            <text:p>0.30095</text:p>
          </table:table-cell>
          <table:table-cell office:value-type="float" office:value="0.741765" calcext:value-type="float">
            <text:p>0.741765</text:p>
          </table:table-cell>
          <table:table-cell office:value-type="float" office:value="1.352926" calcext:value-type="float">
            <text:p>1.352926</text:p>
          </table:table-cell>
          <table:table-cell office:value-type="float" office:value="1.826073" calcext:value-type="float">
            <text:p>1.826073</text:p>
          </table:table-cell>
          <table:table-cell office:value-type="float" office:value="1.823889" calcext:value-type="float">
            <text:p>1.823889</text:p>
          </table:table-cell>
          <table:table-cell office:value-type="float" office:value="1.348077" calcext:value-type="float">
            <text:p>1.348077</text:p>
          </table:table-cell>
          <table:table-cell office:value-type="float" office:value="0.737339" calcext:value-type="float">
            <text:p>0.737339</text:p>
          </table:table-cell>
          <table:table-cell office:value-type="float" office:value="0.298439" calcext:value-type="float">
            <text:p>0.298439</text:p>
          </table:table-cell>
          <table:table-cell office:value-type="float" office:value="0.089388" calcext:value-type="float">
            <text:p>0.089388</text:p>
          </table:table-cell>
          <table:table-cell office:value-type="float" office:value="0.019813" calcext:value-type="float">
            <text:p>0.0198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-0.649999999999998" calcext:value-type="float">
            <text:p>-0.6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16046" calcext:value-type="float">
            <text:p>0.016046</text:p>
          </table:table-cell>
          <table:table-cell office:value-type="float" office:value="0.07222" calcext:value-type="float">
            <text:p>0.07222</text:p>
          </table:table-cell>
          <table:table-cell office:value-type="float" office:value="0.240544" calcext:value-type="float">
            <text:p>0.240544</text:p>
          </table:table-cell>
          <table:table-cell office:value-type="float" office:value="0.592879" calcext:value-type="float">
            <text:p>0.592879</text:p>
          </table:table-cell>
          <table:table-cell office:value-type="float" office:value="1.081369" calcext:value-type="float">
            <text:p>1.081369</text:p>
          </table:table-cell>
          <table:table-cell office:value-type="float" office:value="1.459547" calcext:value-type="float">
            <text:p>1.459547</text:p>
          </table:table-cell>
          <table:table-cell office:value-type="float" office:value="1.457801" calcext:value-type="float">
            <text:p>1.457801</text:p>
          </table:table-cell>
          <table:table-cell office:value-type="float" office:value="1.077493" calcext:value-type="float">
            <text:p>1.077493</text:p>
          </table:table-cell>
          <table:table-cell office:value-type="float" office:value="0.589342" calcext:value-type="float">
            <text:p>0.589342</text:p>
          </table:table-cell>
          <table:table-cell office:value-type="float" office:value="0.238537" calcext:value-type="float">
            <text:p>0.238537</text:p>
          </table:table-cell>
          <table:table-cell office:value-type="float" office:value="0.071447" calcext:value-type="float">
            <text:p>0.071447</text:p>
          </table:table-cell>
          <table:table-cell office:value-type="float" office:value="0.015836" calcext:value-type="float">
            <text:p>0.015836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-0.549999999999998" calcext:value-type="float">
            <text:p>-0.5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11899" calcext:value-type="float">
            <text:p>0.011899</text:p>
          </table:table-cell>
          <table:table-cell office:value-type="float" office:value="0.053557" calcext:value-type="float">
            <text:p>0.053557</text:p>
          </table:table-cell>
          <table:table-cell office:value-type="float" office:value="0.178383" calcext:value-type="float">
            <text:p>0.178383</text:p>
          </table:table-cell>
          <table:table-cell office:value-type="float" office:value="0.439669" calcext:value-type="float">
            <text:p>0.439669</text:p>
          </table:table-cell>
          <table:table-cell office:value-type="float" office:value="0.801924" calcext:value-type="float">
            <text:p>0.801924</text:p>
          </table:table-cell>
          <table:table-cell office:value-type="float" office:value="1.082374" calcext:value-type="float">
            <text:p>1.082374</text:p>
          </table:table-cell>
          <table:table-cell office:value-type="float" office:value="1.08108" calcext:value-type="float">
            <text:p>1.08108</text:p>
          </table:table-cell>
          <table:table-cell office:value-type="float" office:value="0.79905" calcext:value-type="float">
            <text:p>0.79905</text:p>
          </table:table-cell>
          <table:table-cell office:value-type="float" office:value="0.437046" calcext:value-type="float">
            <text:p>0.437046</text:p>
          </table:table-cell>
          <table:table-cell office:value-type="float" office:value="0.176895" calcext:value-type="float">
            <text:p>0.176895</text:p>
          </table:table-cell>
          <table:table-cell office:value-type="float" office:value="0.052983" calcext:value-type="float">
            <text:p>0.052983</text:p>
          </table:table-cell>
          <table:table-cell office:value-type="float" office:value="0.011744" calcext:value-type="float">
            <text:p>0.011744</text:p>
          </table:table-cell>
          <table:table-cell office:value-type="float" office:value="0.001926" calcext:value-type="float">
            <text:p>0.001926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-0.449999999999998" calcext:value-type="float">
            <text:p>-0.4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8187" calcext:value-type="float">
            <text:p>0.008187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122736" calcext:value-type="float">
            <text:p>0.122736</text:p>
          </table:table-cell>
          <table:table-cell office:value-type="float" office:value="0.302513" calcext:value-type="float">
            <text:p>0.302513</text:p>
          </table:table-cell>
          <table:table-cell office:value-type="float" office:value="0.551763" calcext:value-type="float">
            <text:p>0.551763</text:p>
          </table:table-cell>
          <table:table-cell office:value-type="float" office:value="0.744726" calcext:value-type="float">
            <text:p>0.744726</text:p>
          </table:table-cell>
          <table:table-cell office:value-type="float" office:value="0.743835" calcext:value-type="float">
            <text:p>0.743835</text:p>
          </table:table-cell>
          <table:table-cell office:value-type="float" office:value="0.549785" calcext:value-type="float">
            <text:p>0.549785</text:p>
          </table:table-cell>
          <table:table-cell office:value-type="float" office:value="0.300708" calcext:value-type="float">
            <text:p>0.300708</text:p>
          </table:table-cell>
          <table:table-cell office:value-type="float" office:value="0.121712" calcext:value-type="float">
            <text:p>0.121712</text:p>
          </table:table-cell>
          <table:table-cell office:value-type="float" office:value="0.036455" calcext:value-type="float">
            <text:p>0.036455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-0.349999999999998" calcext:value-type="float">
            <text:p>-0.3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0.005227" calcext:value-type="float">
            <text:p>0.005227</text:p>
          </table:table-cell>
          <table:table-cell office:value-type="float" office:value="0.023524" calcext:value-type="float">
            <text:p>0.023524</text:p>
          </table:table-cell>
          <table:table-cell office:value-type="float" office:value="0.078352" calcext:value-type="float">
            <text:p>0.078352</text:p>
          </table:table-cell>
          <table:table-cell office:value-type="float" office:value="0.193118" calcext:value-type="float">
            <text:p>0.193118</text:p>
          </table:table-cell>
          <table:table-cell office:value-type="float" office:value="0.352234" calcext:value-type="float">
            <text:p>0.352234</text:p>
          </table:table-cell>
          <table:table-cell office:value-type="float" office:value="0.475417" calcext:value-type="float">
            <text:p>0.475417</text:p>
          </table:table-cell>
          <table:table-cell office:value-type="float" office:value="0.474848" calcext:value-type="float">
            <text:p>0.474848</text:p>
          </table:table-cell>
          <table:table-cell office:value-type="float" office:value="0.350971" calcext:value-type="float">
            <text:p>0.350971</text:p>
          </table:table-cell>
          <table:table-cell office:value-type="float" office:value="0.191966" calcext:value-type="float">
            <text:p>0.191966</text:p>
          </table:table-cell>
          <table:table-cell office:value-type="float" office:value="0.077699" calcext:value-type="float">
            <text:p>0.077699</text:p>
          </table:table-cell>
          <table:table-cell office:value-type="float" office:value="0.023272" calcext:value-type="float">
            <text:p>0.023272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-0.249999999999998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13933" calcext:value-type="float">
            <text:p>0.013933</text:p>
          </table:table-cell>
          <table:table-cell office:value-type="float" office:value="0.046408" calcext:value-type="float">
            <text:p>0.046408</text:p>
          </table:table-cell>
          <table:table-cell office:value-type="float" office:value="0.114383" calcext:value-type="float">
            <text:p>0.114383</text:p>
          </table:table-cell>
          <table:table-cell office:value-type="float" office:value="0.208626" calcext:value-type="float">
            <text:p>0.208626</text:p>
          </table:table-cell>
          <table:table-cell office:value-type="float" office:value="0.281587" calcext:value-type="float">
            <text:p>0.281587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07878" calcext:value-type="float">
            <text:p>0.207878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4602" calcext:value-type="float">
            <text:p>0.04602</text:p>
          </table:table-cell>
          <table:table-cell office:value-type="float" office:value="0.013784" calcext:value-type="float">
            <text:p>0.013784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9999999999998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.007657" calcext:value-type="float">
            <text:p>0.007657</text:p>
          </table:table-cell>
          <table:table-cell office:value-type="float" office:value="0.025503" calcext:value-type="float">
            <text:p>0.025503</text:p>
          </table:table-cell>
          <table:table-cell office:value-type="float" office:value="0.062858" calcext:value-type="float">
            <text:p>0.062858</text:p>
          </table:table-cell>
          <table:table-cell office:value-type="float" office:value="0.114648" calcext:value-type="float">
            <text:p>0.114648</text:p>
          </table:table-cell>
          <table:table-cell office:value-type="float" office:value="0.154743" calcext:value-type="float">
            <text:p>0.154743</text:p>
          </table:table-cell>
          <table:table-cell office:value-type="float" office:value="0.154558" calcext:value-type="float">
            <text:p>0.154558</text:p>
          </table:table-cell>
          <table:table-cell office:value-type="float" office:value="0.114237" calcext:value-type="float">
            <text:p>0.114237</text:p>
          </table:table-cell>
          <table:table-cell office:value-type="float" office:value="0.062483" calcext:value-type="float">
            <text:p>0.062483</text:p>
          </table:table-cell>
          <table:table-cell office:value-type="float" office:value="0.02529" calcext:value-type="float">
            <text:p>0.02529</text:p>
          </table:table-cell>
          <table:table-cell office:value-type="float" office:value="0.007575" calcext:value-type="float">
            <text:p>0.007575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99999999999976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13003" calcext:value-type="float">
            <text:p>0.013003</text:p>
          </table:table-cell>
          <table:table-cell office:value-type="float" office:value="0.032049" calcext:value-type="float">
            <text:p>0.032049</text:p>
          </table:table-cell>
          <table:table-cell office:value-type="float" office:value="0.058455" calcext:value-type="float">
            <text:p>0.058455</text:p>
          </table:table-cell>
          <table:table-cell office:value-type="float" office:value="0.078898" calcext:value-type="float">
            <text:p>0.078898</text:p>
          </table:table-cell>
          <table:table-cell office:value-type="float" office:value="0.078804" calcext:value-type="float">
            <text:p>0.078804</text:p>
          </table:table-cell>
          <table:table-cell office:value-type="float" office:value="0.058246" calcext:value-type="float">
            <text:p>0.058246</text:p>
          </table:table-cell>
          <table:table-cell office:value-type="float" office:value="0.031858" calcext:value-type="float">
            <text:p>0.031858</text:p>
          </table:table-cell>
          <table:table-cell office:value-type="float" office:value="0.012895" calcext:value-type="float">
            <text:p>0.012895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000000000002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0.006151" calcext:value-type="float">
            <text:p>0.006151</text:p>
          </table:table-cell>
          <table:table-cell office:value-type="float" office:value="0.015161" calcext:value-type="float">
            <text:p>0.015161</text:p>
          </table:table-cell>
          <table:table-cell office:value-type="float" office:value="0.027653" calcext:value-type="float">
            <text:p>0.027653</text:p>
          </table:table-cell>
          <table:table-cell office:value-type="float" office:value="0.037324" calcext:value-type="float">
            <text:p>0.037324</text:p>
          </table:table-cell>
          <table:table-cell office:value-type="float" office:value="0.037279" calcext:value-type="float">
            <text:p>0.037279</text:p>
          </table:table-cell>
          <table:table-cell office:value-type="float" office:value="0.027554" calcext:value-type="float">
            <text:p>0.027554</text:p>
          </table:table-cell>
          <table:table-cell office:value-type="float" office:value="0.015071" calcext:value-type="float">
            <text:p>0.01507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0000000000003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0.012137" calcext:value-type="float">
            <text:p>0.012137</text:p>
          </table:table-cell>
          <table:table-cell office:value-type="float" office:value="0.016382" calcext:value-type="float">
            <text:p>0.016382</text:p>
          </table:table-cell>
          <table:table-cell office:value-type="float" office:value="0.016362" calcext:value-type="float">
            <text:p>0.016362</text:p>
          </table:table-cell>
          <table:table-cell office:value-type="float" office:value="0.012094" calcext:value-type="float">
            <text:p>0.012094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04" calcext:value-type="float">
            <text:p>0.000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00000000003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4943" calcext:value-type="float">
            <text:p>0.004943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0.006663" calcext:value-type="float">
            <text:p>0.006663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0000000000003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867" calcext:value-type="float">
            <text:p>0.001867</text:p>
          </table:table-cell>
          <table:table-cell office:value-type="float" office:value="0.002521" calcext:value-type="float">
            <text:p>0.002521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000000000003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2" calcext:value-type="float">
            <text:p>0.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0000000000003" calcext:value-type="float">
            <text:p>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213" calcext:value-type="float">
            <text:p>0.000213</text:p>
          </table:table-cell>
          <table:table-cell table:number-columns-repeated="2" office:value-type="float" office:value="0.000287" calcext:value-type="float">
            <text:p>0.000287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0000000000003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64" calcext:value-type="float">
            <text:p>0.000064</text:p>
          </table:table-cell>
          <table:table-cell table:number-columns-repeated="2" office:value-type="float" office:value="0.000087" calcext:value-type="float">
            <text:p>0.000087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0000000000003" calcext:value-type="float">
            <text:p>0.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18" calcext:value-type="float">
            <text:p>0.000018</text:p>
          </table:table-cell>
          <table:table-cell table:number-columns-repeated="2" office:value-type="float" office:value="0.000024" calcext:value-type="float">
            <text:p>0.000024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000000000003" calcext:value-type="float">
            <text:p>0.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5" calcext:value-type="float">
            <text:p>0.000005</text:p>
          </table:table-cell>
          <table:table-cell table:number-columns-repeated="2" office:value-type="float" office:value="0.000006" calcext:value-type="float">
            <text:p>0.00000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0000000000003" calcext:value-type="float">
            <text:p>0.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2" office:value-type="float" office:value="0.000002" calcext:value-type="float">
            <text:p>0.000002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-2.95" calcext:value-type="float">
            <text:p>-2.9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85" calcext:value-type="float">
            <text:p>-2.8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75" calcext:value-type="float">
            <text:p>-2.7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5" calcext:value-type="float">
            <text:p>-2.6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55" calcext:value-type="float">
            <text:p>-2.5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45" calcext:value-type="float">
            <text:p>-2.4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35" calcext:value-type="float">
            <text:p>-2.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25" calcext:value-type="float">
            <text:p>-2.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5" calcext:value-type="float">
            <text:p>-2.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5" calcext:value-type="float">
            <text:p>-2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" calcext:value-type="float">
            <text:p>0.0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5" calcext:value-type="float">
            <text:p>-1.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5" calcext:value-type="float">
            <text:p>-1.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5" calcext:value-type="float">
            <text:p>-1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35" calcext:value-type="float">
            <text:p>0.13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69" calcext:value-type="float">
            <text:p>0.269</text:p>
          </table:table-cell>
          <table:table-cell office:value-type="float" office:value="0.304" calcext:value-type="float">
            <text:p>0.3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2" calcext:value-type="float">
            <text:p>0.39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8" calcext:value-type="float">
            <text:p>0.478</text:p>
          </table:table-cell>
          <table:table-cell office:value-type="float" office:value="0.338" calcext:value-type="float">
            <text:p>0.338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8" calcext:value-type="float">
            <text:p>0.1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546" calcext:value-type="float">
            <text:p>0.546</text:p>
          </table:table-cell>
          <table:table-cell office:value-type="float" office:value="0.73" calcext:value-type="float">
            <text:p>0.73</text:p>
          </table:table-cell>
          <table:table-cell office:value-type="float" office:value="0.737" calcext:value-type="float">
            <text:p>0.737</text:p>
          </table:table-cell>
          <table:table-cell office:value-type="float" office:value="0.562" calcext:value-type="float">
            <text:p>0.56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9" calcext:value-type="float">
            <text:p>0.059</text:p>
          </table:table-cell>
          <table:table-cell office:value-type="float" office:value="0.177" calcext:value-type="float">
            <text:p>0.177</text:p>
          </table:table-cell>
          <table:table-cell office:value-type="float" office:value="0.47" calcext:value-type="float">
            <text:p>0.47</text:p>
          </table:table-cell>
          <table:table-cell office:value-type="float" office:value="0.817" calcext:value-type="float">
            <text:p>0.817</text:p>
          </table:table-cell>
          <table:table-cell office:value-type="float" office:value="1.078" calcext:value-type="float">
            <text:p>1.078</text:p>
          </table:table-cell>
          <table:table-cell office:value-type="float" office:value="1.074" calcext:value-type="float">
            <text:p>1.074</text:p>
          </table:table-cell>
          <table:table-cell office:value-type="float" office:value="0.775" calcext:value-type="float">
            <text:p>0.775</text:p>
          </table:table-cell>
          <table:table-cell office:value-type="float" office:value="0.483" calcext:value-type="float">
            <text:p>0.483</text:p>
          </table:table-cell>
          <table:table-cell office:value-type="float" office:value="0.19" calcext:value-type="float">
            <text:p>0.1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" calcext:value-type="float">
            <text:p>0.08</text:p>
          </table:table-cell>
          <table:table-cell office:value-type="float" office:value="0.261" calcext:value-type="float">
            <text:p>0.261</text:p>
          </table:table-cell>
          <table:table-cell office:value-type="float" office:value="0.574" calcext:value-type="float">
            <text:p>0.574</text:p>
          </table:table-cell>
          <table:table-cell office:value-type="float" office:value="1.062" calcext:value-type="float">
            <text:p>1.062</text:p>
          </table:table-cell>
          <table:table-cell office:value-type="float" office:value="1.433" calcext:value-type="float">
            <text:p>1.433</text:p>
          </table:table-cell>
          <table:table-cell office:value-type="float" office:value="1.406" calcext:value-type="float">
            <text:p>1.406</text:p>
          </table:table-cell>
          <table:table-cell office:value-type="float" office:value="1.039" calcext:value-type="float">
            <text:p>1.039</text:p>
          </table:table-cell>
          <table:table-cell office:value-type="float" office:value="0.604" calcext:value-type="float">
            <text:p>0.60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float" office:value="0.115" calcext:value-type="float">
            <text:p>0.115</text:p>
          </table:table-cell>
          <table:table-cell office:value-type="float" office:value="0.328" calcext:value-type="float">
            <text:p>0.328</text:p>
          </table:table-cell>
          <table:table-cell office:value-type="float" office:value="0.744" calcext:value-type="float">
            <text:p>0.744</text:p>
          </table:table-cell>
          <table:table-cell office:value-type="float" office:value="1.339" calcext:value-type="float">
            <text:p>1.339</text:p>
          </table:table-cell>
          <table:table-cell office:value-type="float" office:value="1.829" calcext:value-type="float">
            <text:p>1.829</text:p>
          </table:table-cell>
          <table:table-cell office:value-type="float" office:value="1.846" calcext:value-type="float">
            <text:p>1.846</text:p>
          </table:table-cell>
          <table:table-cell office:value-type="float" office:value="1.324" calcext:value-type="float">
            <text:p>1.324</text:p>
          </table:table-cell>
          <table:table-cell office:value-type="float" office:value="0.735" calcext:value-type="float">
            <text:p>0.735</text:p>
          </table:table-cell>
          <table:table-cell office:value-type="float" office:value="0.309" calcext:value-type="float">
            <text:p>0.30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7" calcext:value-type="float">
            <text:p>0.367</text:p>
          </table:table-cell>
          <table:table-cell office:value-type="float" office:value="0.838" calcext:value-type="float">
            <text:p>0.838</text:p>
          </table:table-cell>
          <table:table-cell office:value-type="float" office:value="1.543" calcext:value-type="float">
            <text:p>1.543</text:p>
          </table:table-cell>
          <table:table-cell office:value-type="float" office:value="2.048" calcext:value-type="float">
            <text:p>2.048</text:p>
          </table:table-cell>
          <table:table-cell office:value-type="float" office:value="2.124" calcext:value-type="float">
            <text:p>2.124</text:p>
          </table:table-cell>
          <table:table-cell office:value-type="float" office:value="1.51" calcext:value-type="float">
            <text:p>1.51</text:p>
          </table:table-cell>
          <table:table-cell office:value-type="float" office:value="0.813" calcext:value-type="float">
            <text:p>0.813</text:p>
          </table:table-cell>
          <table:table-cell office:value-type="float" office:value="0.388" calcext:value-type="float">
            <text:p>0.3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402" calcext:value-type="float">
            <text:p>0.402</text:p>
          </table:table-cell>
          <table:table-cell office:value-type="float" office:value="0.961" calcext:value-type="float">
            <text:p>0.961</text:p>
          </table:table-cell>
          <table:table-cell office:value-type="float" office:value="1.617" calcext:value-type="float">
            <text:p>1.617</text:p>
          </table:table-cell>
          <table:table-cell office:value-type="float" office:value="2.185" calcext:value-type="float">
            <text:p>2.185</text:p>
          </table:table-cell>
          <table:table-cell office:value-type="float" office:value="2.191" calcext:value-type="float">
            <text:p>2.191</text:p>
          </table:table-cell>
          <table:table-cell office:value-type="float" office:value="1.687" calcext:value-type="float">
            <text:p>1.687</text:p>
          </table:table-cell>
          <table:table-cell office:value-type="float" office:value="0.893" calcext:value-type="float">
            <text:p>0.893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9999999999998" calcext:value-type="float">
            <text:p>-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403" calcext:value-type="float">
            <text:p>0.403</text:p>
          </table:table-cell>
          <table:table-cell office:value-type="float" office:value="0.917" calcext:value-type="float">
            <text:p>0.917</text:p>
          </table:table-cell>
          <table:table-cell office:value-type="float" office:value="1.623" calcext:value-type="float">
            <text:p>1.623</text:p>
          </table:table-cell>
          <table:table-cell office:value-type="float" office:value="2.242" calcext:value-type="float">
            <text:p>2.242</text:p>
          </table:table-cell>
          <table:table-cell office:value-type="float" office:value="2.144" calcext:value-type="float">
            <text:p>2.144</text:p>
          </table:table-cell>
          <table:table-cell office:value-type="float" office:value="1.658" calcext:value-type="float">
            <text:p>1.658</text:p>
          </table:table-cell>
          <table:table-cell office:value-type="float" office:value="0.938" calcext:value-type="float">
            <text:p>0.9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9999999999998" calcext:value-type="float">
            <text:p>-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6" calcext:value-type="float">
            <text:p>0.106</text:p>
          </table:table-cell>
          <table:table-cell office:value-type="float" office:value="0.35" calcext:value-type="float">
            <text:p>0.35</text:p>
          </table:table-cell>
          <table:table-cell office:value-type="float" office:value="0.881" calcext:value-type="float">
            <text:p>0.881</text:p>
          </table:table-cell>
          <table:table-cell office:value-type="float" office:value="1.558" calcext:value-type="float">
            <text:p>1.558</text:p>
          </table:table-cell>
          <table:table-cell office:value-type="float" office:value="2.016" calcext:value-type="float">
            <text:p>2.016</text:p>
          </table:table-cell>
          <table:table-cell office:value-type="float" office:value="1.987" calcext:value-type="float">
            <text:p>1.987</text:p>
          </table:table-cell>
          <table:table-cell office:value-type="float" office:value="1.561" calcext:value-type="float">
            <text:p>1.561</text:p>
          </table:table-cell>
          <table:table-cell office:value-type="float" office:value="0.902" calcext:value-type="float">
            <text:p>0.902</text:p>
          </table:table-cell>
          <table:table-cell office:value-type="float" office:value="0.412" calcext:value-type="float">
            <text:p>0.41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9999999999998" calcext:value-type="float">
            <text:p>-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91" calcext:value-type="float">
            <text:p>0.091</text:p>
          </table:table-cell>
          <table:table-cell office:value-type="float" office:value="0.357" calcext:value-type="float">
            <text:p>0.357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3" calcext:value-type="float">
            <text:p>1.323</text:p>
          </table:table-cell>
          <table:table-cell office:value-type="float" office:value="1.782" calcext:value-type="float">
            <text:p>1.782</text:p>
          </table:table-cell>
          <table:table-cell office:value-type="float" office:value="1.774" calcext:value-type="float">
            <text:p>1.774</text:p>
          </table:table-cell>
          <table:table-cell office:value-type="float" office:value="1.315" calcext:value-type="float">
            <text:p>1.315</text:p>
          </table:table-cell>
          <table:table-cell office:value-type="float" office:value="0.735" calcext:value-type="float">
            <text:p>0.735</text:p>
          </table:table-cell>
          <table:table-cell office:value-type="float" office:value="0.339" calcext:value-type="float">
            <text:p>0.33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9999999999998" calcext:value-type="float">
            <text:p>-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8" calcext:value-type="float">
            <text:p>0.058</text:p>
          </table:table-cell>
          <table:table-cell office:value-type="float" office:value="0.253" calcext:value-type="float">
            <text:p>0.253</text:p>
          </table:table-cell>
          <table:table-cell office:value-type="float" office:value="0.662" calcext:value-type="float">
            <text:p>0.662</text:p>
          </table:table-cell>
          <table:table-cell office:value-type="float" office:value="1.13" calcext:value-type="float">
            <text:p>1.13</text:p>
          </table:table-cell>
          <table:table-cell office:value-type="float" office:value="1.476" calcext:value-type="float">
            <text:p>1.476</text:p>
          </table:table-cell>
          <table:table-cell office:value-type="float" office:value="1.411" calcext:value-type="float">
            <text:p>1.411</text:p>
          </table:table-cell>
          <table:table-cell office:value-type="float" office:value="1.114" calcext:value-type="float">
            <text:p>1.114</text:p>
          </table:table-cell>
          <table:table-cell office:value-type="float" office:value="0.609" calcext:value-type="float">
            <text:p>0.609</text:p>
          </table:table-cell>
          <table:table-cell office:value-type="float" office:value="0.245" calcext:value-type="float">
            <text:p>0.24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9999999999998" calcext:value-type="float">
            <text:p>-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4" calcext:value-type="float">
            <text:p>0.064</text:p>
          </table:table-cell>
          <table:table-cell office:value-type="float" office:value="0.202" calcext:value-type="float">
            <text:p>0.202</text:p>
          </table:table-cell>
          <table:table-cell office:value-type="float" office:value="0.439" calcext:value-type="float">
            <text:p>0.439</text:p>
          </table:table-cell>
          <table:table-cell office:value-type="float" office:value="0.843" calcext:value-type="float">
            <text:p>0.843</text:p>
          </table:table-cell>
          <table:table-cell office:value-type="float" office:value="1.057" calcext:value-type="float">
            <text:p>1.057</text:p>
          </table:table-cell>
          <table:table-cell office:value-type="float" office:value="1.077" calcext:value-type="float">
            <text:p>1.077</text:p>
          </table:table-cell>
          <table:table-cell office:value-type="float" office:value="0.761" calcext:value-type="float">
            <text:p>0.761</text:p>
          </table:table-cell>
          <table:table-cell office:value-type="float" office:value="0.509" calcext:value-type="float">
            <text:p>0.509</text:p>
          </table:table-cell>
          <table:table-cell office:value-type="float" office:value="0.178" calcext:value-type="float">
            <text:p>0.1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9999999999998" calcext:value-type="float">
            <text:p>-0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18" calcext:value-type="float">
            <text:p>0.118</text:p>
          </table:table-cell>
          <table:table-cell office:value-type="float" office:value="0.316" calcext:value-type="float">
            <text:p>0.316</text:p>
          </table:table-cell>
          <table:table-cell office:value-type="float" office:value="0.547" calcext:value-type="float">
            <text:p>0.54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4" calcext:value-type="float">
            <text:p>0.74</text:p>
          </table:table-cell>
          <table:table-cell office:value-type="float" office:value="0.559" calcext:value-type="float">
            <text:p>0.559</text:p>
          </table:table-cell>
          <table:table-cell office:value-type="float" office:value="0.359" calcext:value-type="float">
            <text:p>0.35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9999999999998" calcext:value-type="float">
            <text:p>-0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89" calcext:value-type="float">
            <text:p>0.189</text:p>
          </table:table-cell>
          <table:table-cell office:value-type="float" office:value="0.364" calcext:value-type="float">
            <text:p>0.364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8" calcext:value-type="float">
            <text:p>0.468</text:p>
          </table:table-cell>
          <table:table-cell office:value-type="float" office:value="0.386" calcext:value-type="float">
            <text:p>0.386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" calcext:value-type="float">
            <text:p>0.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9999999999998" calcext:value-type="float">
            <text:p>-0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7" calcext:value-type="float">
            <text:p>0.12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9999999999998" calcext:value-type="float">
            <text:p>-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99999999999976" calcext:value-type="float">
            <text:p>-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0000000000025" calcext:value-type="float">
            <text:p>0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0000000000003" calcext:value-type="float">
            <text:p>0.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00000000003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0000000000003" calcext:value-type="float">
            <text:p>0.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000000000003" calcext:value-type="float">
            <text:p>0.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0000000000003" calcext:value-type="float">
            <text:p>0.5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0000000000003" calcext:value-type="float">
            <text:p>0.6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0000000000003" calcext:value-type="float">
            <text:p>0.7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000000000003" calcext:value-type="float">
            <text:p>0.8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0000000000003" calcext:value-type="float">
            <text:p>0.95</text:p>
          </table:table-cell>
          <table:table-cell table:number-columns-repeated="2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ösler</meta:initial-creator>
    <meta:creation-date>2015-12-02T14:31:00.164305683</meta:creation-date>
    <dc:date>2015-12-02T18:33:36.372411821</dc:date>
    <dc:creator>Paul Rösler</dc:creator>
    <meta:editing-duration>PT3H56M40S</meta:editing-duration>
    <meta:editing-cycles>2</meta:editing-cycles>
    <meta:generator>LibreOffice/4.2.8.2$Linux_X86_64 LibreOffice_project/420m0$Build-2</meta:generator>
    <meta:document-statistic meta:table-count="1" meta:cell-count="17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0.081cm" svg:height="12.713cm" xlink:href=".." xlink:type="simple" chart:class="chart:bar" chart:style-name="ch1">
        <chart:title svg:x="13.722cm" svg:y="0.39cm" chart:style-name="ch2">
          <text:p>Histogramm</text:p>
        </chart:title>
        <chart:legend chart:legend-position="end" svg:x="28.479cm" svg:y="0.706cm" style:legend-expansion="high" chart:style-name="ch3"/>
        <chart:plot-area chart:style-name="ch4" table:cell-range-address="Sheet1.A1:Sheet1.U41" chart:data-source-has-labels="both" svg:x="1.631cm" svg:y="1.449cm" svg:width="26.247cm" svg:height="10.01cm">
          <chartooo:coordinate-region svg:x="2.411cm" svg:y="1.679cm" svg:width="25.411cm" svg:height="8.611cm"/>
          <chart:axis chart:dimension="x" chart:name="primary-x" chart:style-name="ch5" chartooo:axis-type="auto">
            <chartooo:date-scale/>
            <chart:title svg:x="14.132cm" svg:y="11.714cm" chart:style-name="ch6">
              <text:p>x2 Wert</text:p>
            </chart:title>
            <chart:categories table:cell-range-address="Sheet1.A2:Sheet1.A41"/>
          </chart:axis>
          <chart:axis chart:dimension="y" chart:name="primary-y" chart:style-name="ch7">
            <chart:title svg:x="0.451cm" svg:y="8.399cm" chart:style-name="ch8">
              <text:p>Wahrscheinlichkeitsdichte</text:p>
            </chart:title>
            <chart:grid chart:style-name="ch9" chart:class="major"/>
          </chart:axis>
          <chart:series chart:style-name="ch10" chart:values-cell-range-address="Sheet1.B2:Sheet1.B41" chart:label-cell-address="Sheet1.B1:Sheet1.B1" chart:class="chart:bar">
            <chart:data-point chart:repeated="40"/>
          </chart:series>
          <chart:series chart:style-name="ch11" chart:values-cell-range-address="Sheet1.C2:Sheet1.C41" chart:label-cell-address="Sheet1.C1:Sheet1.C1" chart:class="chart:bar">
            <chart:data-point chart:repeated="40"/>
          </chart:series>
          <chart:series chart:style-name="ch12" chart:values-cell-range-address="Sheet1.D2:Sheet1.D41" chart:label-cell-address="Sheet1.D1:Sheet1.D1" chart:class="chart:bar">
            <chart:data-point chart:repeated="40"/>
          </chart:series>
          <chart:series chart:style-name="ch13" chart:values-cell-range-address="Sheet1.E2:Sheet1.E41" chart:label-cell-address="Sheet1.E1:Sheet1.E1" chart:class="chart:bar">
            <chart:data-point chart:repeated="40"/>
          </chart:series>
          <chart:series chart:style-name="ch14" chart:values-cell-range-address="Sheet1.F2:Sheet1.F41" chart:label-cell-address="Sheet1.F1:Sheet1.F1" chart:class="chart:bar">
            <chart:data-point chart:repeated="40"/>
          </chart:series>
          <chart:series chart:style-name="ch15" chart:values-cell-range-address="Sheet1.G2:Sheet1.G41" chart:label-cell-address="Sheet1.G1:Sheet1.G1" chart:class="chart:bar">
            <chart:data-point chart:repeated="40"/>
          </chart:series>
          <chart:series chart:style-name="ch16" chart:values-cell-range-address="Sheet1.H2:Sheet1.H41" chart:label-cell-address="Sheet1.H1:Sheet1.H1" chart:class="chart:bar">
            <chart:data-point chart:repeated="40"/>
          </chart:series>
          <chart:series chart:style-name="ch17" chart:values-cell-range-address="Sheet1.I2:Sheet1.I41" chart:label-cell-address="Sheet1.I1:Sheet1.I1" chart:class="chart:bar">
            <chart:data-point chart:repeated="40"/>
          </chart:series>
          <chart:series chart:style-name="ch18" chart:values-cell-range-address="Sheet1.J2:Sheet1.J41" chart:label-cell-address="Sheet1.J1:Sheet1.J1" chart:class="chart:bar">
            <chart:data-point chart:repeated="40"/>
          </chart:series>
          <chart:series chart:style-name="ch19" chart:values-cell-range-address="Sheet1.K2:Sheet1.K41" chart:label-cell-address="Sheet1.K1:Sheet1.K1" chart:class="chart:bar">
            <chart:data-point chart:repeated="40"/>
          </chart:series>
          <chart:series chart:style-name="ch20" chart:values-cell-range-address="Sheet1.L2:Sheet1.L41" chart:label-cell-address="Sheet1.L1:Sheet1.L1" chart:class="chart:bar">
            <chart:data-point chart:repeated="40"/>
          </chart:series>
          <chart:series chart:style-name="ch21" chart:values-cell-range-address="Sheet1.M2:Sheet1.M41" chart:label-cell-address="Sheet1.M1:Sheet1.M1" chart:class="chart:bar">
            <chart:data-point chart:repeated="40"/>
          </chart:series>
          <chart:series chart:style-name="ch10" chart:values-cell-range-address="Sheet1.N2:Sheet1.N41" chart:label-cell-address="Sheet1.N1:Sheet1.N1" chart:class="chart:bar">
            <chart:data-point chart:repeated="40"/>
          </chart:series>
          <chart:series chart:style-name="ch11" chart:values-cell-range-address="Sheet1.O2:Sheet1.O41" chart:label-cell-address="Sheet1.O1:Sheet1.O1" chart:class="chart:bar">
            <chart:data-point chart:repeated="40"/>
          </chart:series>
          <chart:series chart:style-name="ch12" chart:values-cell-range-address="Sheet1.P2:Sheet1.P41" chart:label-cell-address="Sheet1.P1:Sheet1.P1" chart:class="chart:bar">
            <chart:data-point chart:repeated="40"/>
          </chart:series>
          <chart:series chart:style-name="ch13" chart:values-cell-range-address="Sheet1.Q2:Sheet1.Q41" chart:label-cell-address="Sheet1.Q1:Sheet1.Q1" chart:class="chart:bar">
            <chart:data-point chart:repeated="40"/>
          </chart:series>
          <chart:series chart:style-name="ch14" chart:values-cell-range-address="Sheet1.R2:Sheet1.R41" chart:label-cell-address="Sheet1.R1:Sheet1.R1" chart:class="chart:bar">
            <chart:data-point chart:repeated="40"/>
          </chart:series>
          <chart:series chart:style-name="ch15" chart:values-cell-range-address="Sheet1.S2:Sheet1.S41" chart:label-cell-address="Sheet1.S1:Sheet1.S1" chart:class="chart:bar">
            <chart:data-point chart:repeated="40"/>
          </chart:series>
          <chart:series chart:style-name="ch16" chart:values-cell-range-address="Sheet1.T2:Sheet1.T41" chart:label-cell-address="Sheet1.T1:Sheet1.T1" chart:class="chart:bar">
            <chart:data-point chart:repeated="40"/>
          </chart:series>
          <chart:series chart:style-name="ch17" chart:values-cell-range-address="Sheet1.U2:Sheet1.U41" chart:label-cell-address="Sheet1.U1:Sheet1.U1" chart:class="chart:bar">
            <chart:data-point chart:repeated="4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0.95</text:p>
                <draw:g>
                  <svg:desc>Sheet1.B1:Sheet1.B1</svg:desc>
                </draw:g>
              </table:table-cell>
              <table:table-cell office:value-type="string">
                <text:p>-0.85</text:p>
                <draw:g>
                  <svg:desc>Sheet1.C1:Sheet1.C1</svg:desc>
                </draw:g>
              </table:table-cell>
              <table:table-cell office:value-type="string">
                <text:p>-0.75</text:p>
                <draw:g>
                  <svg:desc>Sheet1.D1:Sheet1.D1</svg:desc>
                </draw:g>
              </table:table-cell>
              <table:table-cell office:value-type="string">
                <text:p>-0.65</text:p>
                <draw:g>
                  <svg:desc>Sheet1.E1:Sheet1.E1</svg:desc>
                </draw:g>
              </table:table-cell>
              <table:table-cell office:value-type="string">
                <text:p>-0.55</text:p>
                <draw:g>
                  <svg:desc>Sheet1.F1:Sheet1.F1</svg:desc>
                </draw:g>
              </table:table-cell>
              <table:table-cell office:value-type="string">
                <text:p>-0.45</text:p>
                <draw:g>
                  <svg:desc>Sheet1.G1:Sheet1.G1</svg:desc>
                </draw:g>
              </table:table-cell>
              <table:table-cell office:value-type="string">
                <text:p>-0.35</text:p>
                <draw:g>
                  <svg:desc>Sheet1.H1:Sheet1.H1</svg:desc>
                </draw:g>
              </table:table-cell>
              <table:table-cell office:value-type="string">
                <text:p>-0.25</text:p>
                <draw:g>
                  <svg:desc>Sheet1.I1:Sheet1.I1</svg:desc>
                </draw:g>
              </table:table-cell>
              <table:table-cell office:value-type="string">
                <text:p>-0.15</text:p>
                <draw:g>
                  <svg:desc>Sheet1.J1:Sheet1.J1</svg:desc>
                </draw:g>
              </table:table-cell>
              <table:table-cell office:value-type="string">
                <text:p>-0.05</text:p>
                <draw:g>
                  <svg:desc>Sheet1.K1:Sheet1.K1</svg:desc>
                </draw:g>
              </table:table-cell>
              <table:table-cell office:value-type="string">
                <text:p>0.05</text:p>
                <draw:g>
                  <svg:desc>Sheet1.L1:Sheet1.L1</svg:desc>
                </draw:g>
              </table:table-cell>
              <table:table-cell office:value-type="string">
                <text:p>0.15</text:p>
                <draw:g>
                  <svg:desc>Sheet1.M1:Sheet1.M1</svg:desc>
                </draw:g>
              </table:table-cell>
              <table:table-cell office:value-type="string">
                <text:p>0.25</text:p>
                <draw:g>
                  <svg:desc>Sheet1.N1:Sheet1.N1</svg:desc>
                </draw:g>
              </table:table-cell>
              <table:table-cell office:value-type="string">
                <text:p>0.35</text:p>
                <draw:g>
                  <svg:desc>Sheet1.O1:Sheet1.O1</svg:desc>
                </draw:g>
              </table:table-cell>
              <table:table-cell office:value-type="string">
                <text:p>0.45</text:p>
                <draw:g>
                  <svg:desc>Sheet1.P1:Sheet1.P1</svg:desc>
                </draw:g>
              </table:table-cell>
              <table:table-cell office:value-type="string">
                <text:p>0.55</text:p>
                <draw:g>
                  <svg:desc>Sheet1.Q1:Sheet1.Q1</svg:desc>
                </draw:g>
              </table:table-cell>
              <table:table-cell office:value-type="string">
                <text:p>0.65</text:p>
                <draw:g>
                  <svg:desc>Sheet1.R1:Sheet1.R1</svg:desc>
                </draw:g>
              </table:table-cell>
              <table:table-cell office:value-type="string">
                <text:p>0.75</text:p>
                <draw:g>
                  <svg:desc>Sheet1.S1:Sheet1.S1</svg:desc>
                </draw:g>
              </table:table-cell>
              <table:table-cell office:value-type="string">
                <text:p>0.85</text:p>
                <draw:g>
                  <svg:desc>Sheet1.T1:Sheet1.T1</svg:desc>
                </draw:g>
              </table:table-cell>
              <table:table-cell office:value-type="string">
                <text:p>0.95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float" office:value="-2.95">
                <text:p>-</text:p>
                <draw:g>
                  <svg:desc>Sheet1.A2:Sheet1.A41</svg:desc>
                </draw:g>
              </table:table-cell>
              <table:table-cell office:value-type="float" office:value="0">
                <text:p>0</text:p>
                <draw:g>
                  <svg:desc>Sheet1.B2:Sheet1.B41</svg:desc>
                </draw:g>
              </table:table-cell>
              <table:table-cell office:value-type="float" office:value="0">
                <text:p>0</text:p>
                <draw:g>
                  <svg:desc>Sheet1.C2:Sheet1.C41</svg:desc>
                </draw:g>
              </table:table-cell>
              <table:table-cell office:value-type="float" office:value="0">
                <text:p>0</text:p>
                <draw:g>
                  <svg:desc>Sheet1.D2:Sheet1.D41</svg:desc>
                </draw:g>
              </table:table-cell>
              <table:table-cell office:value-type="float" office:value="0">
                <text:p>0</text:p>
                <draw:g>
                  <svg:desc>Sheet1.E2:Sheet1.E41</svg:desc>
                </draw:g>
              </table:table-cell>
              <table:table-cell office:value-type="float" office:value="0">
                <text:p>0</text:p>
                <draw:g>
                  <svg:desc>Sheet1.F2:Sheet1.F41</svg:desc>
                </draw:g>
              </table:table-cell>
              <table:table-cell office:value-type="float" office:value="0">
                <text:p>0</text:p>
                <draw:g>
                  <svg:desc>Sheet1.G2:Sheet1.G41</svg:desc>
                </draw:g>
              </table:table-cell>
              <table:table-cell office:value-type="float" office:value="0">
                <text:p>0</text:p>
                <draw:g>
                  <svg:desc>Sheet1.H2:Sheet1.H41</svg:desc>
                </draw:g>
              </table:table-cell>
              <table:table-cell office:value-type="float" office:value="0.000001">
                <text:p>0.000001</text:p>
                <draw:g>
                  <svg:desc>Sheet1.I2:Sheet1.I41</svg:desc>
                </draw:g>
              </table:table-cell>
              <table:table-cell office:value-type="float" office:value="0.000001">
                <text:p>0.000001</text:p>
                <draw:g>
                  <svg:desc>Sheet1.J2:Sheet1.J41</svg:desc>
                </draw:g>
              </table:table-cell>
              <table:table-cell office:value-type="float" office:value="0.000001">
                <text:p>0.000001</text:p>
                <draw:g>
                  <svg:desc>Sheet1.K2:Sheet1.K41</svg:desc>
                </draw:g>
              </table:table-cell>
              <table:table-cell office:value-type="float" office:value="0.000001">
                <text:p>0.000001</text:p>
                <draw:g>
                  <svg:desc>Sheet1.L2:Sheet1.L41</svg:desc>
                </draw:g>
              </table:table-cell>
              <table:table-cell office:value-type="float" office:value="0.000001">
                <text:p>0.000001</text:p>
                <draw:g>
                  <svg:desc>Sheet1.M2:Sheet1.M41</svg:desc>
                </draw:g>
              </table:table-cell>
              <table:table-cell office:value-type="float" office:value="0.000001">
                <text:p>0.000001</text:p>
                <draw:g>
                  <svg:desc>Sheet1.N2:Sheet1.N41</svg:desc>
                </draw:g>
              </table:table-cell>
              <table:table-cell office:value-type="float" office:value="0">
                <text:p>0</text:p>
                <draw:g>
                  <svg:desc>Sheet1.O2:Sheet1.O41</svg:desc>
                </draw:g>
              </table:table-cell>
              <table:table-cell office:value-type="float" office:value="0">
                <text:p>0</text:p>
                <draw:g>
                  <svg:desc>Sheet1.P2:Sheet1.P41</svg:desc>
                </draw:g>
              </table:table-cell>
              <table:table-cell office:value-type="float" office:value="0">
                <text:p>0</text:p>
                <draw:g>
                  <svg:desc>Sheet1.Q2:Sheet1.Q41</svg:desc>
                </draw:g>
              </table:table-cell>
              <table:table-cell office:value-type="float" office:value="0">
                <text:p>0</text:p>
                <draw:g>
                  <svg:desc>Sheet1.R2:Sheet1.R41</svg:desc>
                </draw:g>
              </table:table-cell>
              <table:table-cell office:value-type="float" office:value="0">
                <text:p>0</text:p>
                <draw:g>
                  <svg:desc>Sheet1.S2:Sheet1.S41</svg:desc>
                </draw:g>
              </table:table-cell>
              <table:table-cell office:value-type="float" office:value="0">
                <text:p>0</text:p>
                <draw:g>
                  <svg:desc>Sheet1.T2:Sheet1.T41</svg:desc>
                </draw:g>
              </table:table-cell>
              <table:table-cell office:value-type="float" office:value="0">
                <text:p>0</text:p>
                <draw:g>
                  <svg:desc>Sheet1.U2:Sheet1.U41</svg:desc>
                </draw:g>
              </table:table-cell>
            </table:table-row>
            <table:table-row>
              <table:table-cell office:value-type="float" office:value="-2.8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7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6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5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208">
                <text:p>0.000208</text:p>
              </table:table-cell>
              <table:table-cell office:value-type="float" office:value="0.000281">
                <text:p>0.000281</text:p>
              </table:table-cell>
              <table:table-cell office:value-type="float" office:value="0.000281">
                <text:p>0.000281</text:p>
              </table:table-cell>
              <table:table-cell office:value-type="float" office:value="0.000207">
                <text:p>0.000207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4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351">
                <text:p>0.000351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865">
                <text:p>0.000865</text:p>
              </table:table-cell>
              <table:table-cell office:value-type="float" office:value="0.000864">
                <text:p>0.000864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349">
                <text:p>0.000349</text:p>
              </table:table-cell>
              <table:table-cell office:value-type="float" office:value="0.000141">
                <text:p>0.000141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3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407">
                <text:p>0.000407</text:p>
              </table:table-cell>
              <table:table-cell office:value-type="float" office:value="0.001004">
                <text:p>0.001004</text:p>
              </table:table-cell>
              <table:table-cell office:value-type="float" office:value="0.00183">
                <text:p>0.00183</text:p>
              </table:table-cell>
              <table:table-cell office:value-type="float" office:value="0.002471">
                <text:p>0.002471</text:p>
              </table:table-cell>
              <table:table-cell office:value-type="float" office:value="0.002468">
                <text:p>0.002468</text:p>
              </table:table-cell>
              <table:table-cell office:value-type="float" office:value="0.001824">
                <text:p>0.001824</text:p>
              </table:table-cell>
              <table:table-cell office:value-type="float" office:value="0.000998">
                <text:p>0.000998</text:p>
              </table:table-cell>
              <table:table-cell office:value-type="float" office:value="0.000404">
                <text:p>0.000404</text:p>
              </table:table-cell>
              <table:table-cell office:value-type="float" office:value="0.000121">
                <text:p>0.000121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2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324">
                <text:p>0.000324</text:p>
              </table:table-cell>
              <table:table-cell office:value-type="float" office:value="0.001079">
                <text:p>0.001079</text:p>
              </table:table-cell>
              <table:table-cell office:value-type="float" office:value="0.00266">
                <text:p>0.00266</text:p>
              </table:table-cell>
              <table:table-cell office:value-type="float" office:value="0.004852">
                <text:p>0.004852</text:p>
              </table:table-cell>
              <table:table-cell office:value-type="float" office:value="0.006549">
                <text:p>0.006549</text:p>
              </table:table-cell>
              <table:table-cell office:value-type="float" office:value="0.006541">
                <text:p>0.006541</text:p>
              </table:table-cell>
              <table:table-cell office:value-type="float" office:value="0.004835">
                <text:p>0.004835</text:p>
              </table:table-cell>
              <table:table-cell office:value-type="float" office:value="0.002644">
                <text:p>0.002644</text:p>
              </table:table-cell>
              <table:table-cell office:value-type="float" office:value="0.00107">
                <text:p>0.00107</text:p>
              </table:table-cell>
              <table:table-cell office:value-type="float" office:value="0.000321">
                <text:p>0.000321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1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177">
                <text:p>0.000177</text:p>
              </table:table-cell>
              <table:table-cell office:value-type="float" office:value="0.000797">
                <text:p>0.000797</text:p>
              </table:table-cell>
              <table:table-cell office:value-type="float" office:value="0.002654">
                <text:p>0.002654</text:p>
              </table:table-cell>
              <table:table-cell office:value-type="float" office:value="0.006542">
                <text:p>0.006542</text:p>
              </table:table-cell>
              <table:table-cell office:value-type="float" office:value="0.011932">
                <text:p>0.011932</text:p>
              </table:table-cell>
              <table:table-cell office:value-type="float" office:value="0.016105">
                <text:p>0.016105</text:p>
              </table:table-cell>
              <table:table-cell office:value-type="float" office:value="0.016086">
                <text:p>0.016086</text:p>
              </table:table-cell>
              <table:table-cell office:value-type="float" office:value="0.011889">
                <text:p>0.011889</text:p>
              </table:table-cell>
              <table:table-cell office:value-type="float" office:value="0.006503">
                <text:p>0.006503</text:p>
              </table:table-cell>
              <table:table-cell office:value-type="float" office:value="0.002632">
                <text:p>0.002632</text:p>
              </table:table-cell>
              <table:table-cell office:value-type="float" office:value="0.000788">
                <text:p>0.000788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0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404">
                <text:p>0.000404</text:p>
              </table:table-cell>
              <table:table-cell office:value-type="float" office:value="0.001818">
                <text:p>0.001818</text:p>
              </table:table-cell>
              <table:table-cell office:value-type="float" office:value="0.006056">
                <text:p>0.006056</text:p>
              </table:table-cell>
              <table:table-cell office:value-type="float" office:value="0.014927">
                <text:p>0.014927</text:p>
              </table:table-cell>
              <table:table-cell office:value-type="float" office:value="0.027226">
                <text:p>0.027226</text:p>
              </table:table-cell>
              <table:table-cell office:value-type="float" office:value="0.036748">
                <text:p>0.036748</text:p>
              </table:table-cell>
              <table:table-cell office:value-type="float" office:value="0.036704">
                <text:p>0.036704</text:p>
              </table:table-cell>
              <table:table-cell office:value-type="float" office:value="0.027129">
                <text:p>0.027129</text:p>
              </table:table-cell>
              <table:table-cell office:value-type="float" office:value="0.014838">
                <text:p>0.014838</text:p>
              </table:table-cell>
              <table:table-cell office:value-type="float" office:value="0.006006">
                <text:p>0.006006</text:p>
              </table:table-cell>
              <table:table-cell office:value-type="float" office:value="0.001799">
                <text:p>0.001799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9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141">
                <text:p>0.000141</text:p>
              </table:table-cell>
              <table:table-cell office:value-type="float" office:value="0.000855">
                <text:p>0.000855</text:p>
              </table:table-cell>
              <table:table-cell office:value-type="float" office:value="0.003849">
                <text:p>0.003849</text:p>
              </table:table-cell>
              <table:table-cell office:value-type="float" office:value="0.012821">
                <text:p>0.012821</text:p>
              </table:table-cell>
              <table:table-cell office:value-type="float" office:value="0.031601">
                <text:p>0.031601</text:p>
              </table:table-cell>
              <table:table-cell office:value-type="float" office:value="0.057639">
                <text:p>0.057639</text:p>
              </table:table-cell>
              <table:table-cell office:value-type="float" office:value="0.077796">
                <text:p>0.077796</text:p>
              </table:table-cell>
              <table:table-cell office:value-type="float" office:value="0.077703">
                <text:p>0.077703</text:p>
              </table:table-cell>
              <table:table-cell office:value-type="float" office:value="0.057432">
                <text:p>0.057432</text:p>
              </table:table-cell>
              <table:table-cell office:value-type="float" office:value="0.031413">
                <text:p>0.031413</text:p>
              </table:table-cell>
              <table:table-cell office:value-type="float" office:value="0.012714">
                <text:p>0.012714</text:p>
              </table:table-cell>
              <table:table-cell office:value-type="float" office:value="0.003808">
                <text:p>0.003808</text:p>
              </table:table-cell>
              <table:table-cell office:value-type="float" office:value="0.000844">
                <text:p>0.000844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8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276">
                <text:p>0.000276</text:p>
              </table:table-cell>
              <table:table-cell office:value-type="float" office:value="0.00168">
                <text:p>0.00168</text:p>
              </table:table-cell>
              <table:table-cell office:value-type="float" office:value="0.007561">
                <text:p>0.007561</text:p>
              </table:table-cell>
              <table:table-cell office:value-type="float" office:value="0.025184">
                <text:p>0.025184</text:p>
              </table:table-cell>
              <table:table-cell office:value-type="float" office:value="0.062072">
                <text:p>0.062072</text:p>
              </table:table-cell>
              <table:table-cell office:value-type="float" office:value="0.113214">
                <text:p>0.113214</text:p>
              </table:table-cell>
              <table:table-cell office:value-type="float" office:value="0.152808">
                <text:p>0.152808</text:p>
              </table:table-cell>
              <table:table-cell office:value-type="float" office:value="0.152625">
                <text:p>0.152625</text:p>
              </table:table-cell>
              <table:table-cell office:value-type="float" office:value="0.112809">
                <text:p>0.112809</text:p>
              </table:table-cell>
              <table:table-cell office:value-type="float" office:value="0.061701">
                <text:p>0.061701</text:p>
              </table:table-cell>
              <table:table-cell office:value-type="float" office:value="0.024974">
                <text:p>0.024974</text:p>
              </table:table-cell>
              <table:table-cell office:value-type="float" office:value="0.00748">
                <text:p>0.00748</text:p>
              </table:table-cell>
              <table:table-cell office:value-type="float" office:value="0.001658">
                <text:p>0.001658</text:p>
              </table:table-cell>
              <table:table-cell office:value-type="float" office:value="0.000272">
                <text:p>0.000272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7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503">
                <text:p>0.000503</text:p>
              </table:table-cell>
              <table:table-cell office:value-type="float" office:value="0.003061">
                <text:p>0.003061</text:p>
              </table:table-cell>
              <table:table-cell office:value-type="float" office:value="0.013779">
                <text:p>0.013779</text:p>
              </table:table-cell>
              <table:table-cell office:value-type="float" office:value="0.045895">
                <text:p>0.045895</text:p>
              </table:table-cell>
              <table:table-cell office:value-type="float" office:value="0.11312">
                <text:p>0.11312</text:p>
              </table:table-cell>
              <table:table-cell office:value-type="float" office:value="0.206323">
                <text:p>0.206323</text:p>
              </table:table-cell>
              <table:table-cell office:value-type="float" office:value="0.278478">
                <text:p>0.278478</text:p>
              </table:table-cell>
              <table:table-cell office:value-type="float" office:value="0.278145">
                <text:p>0.278145</text:p>
              </table:table-cell>
              <table:table-cell office:value-type="float" office:value="0.205583">
                <text:p>0.205583</text:p>
              </table:table-cell>
              <table:table-cell office:value-type="float" office:value="0.112445">
                <text:p>0.112445</text:p>
              </table:table-cell>
              <table:table-cell office:value-type="float" office:value="0.045512">
                <text:p>0.045512</text:p>
              </table:table-cell>
              <table:table-cell office:value-type="float" office:value="0.013632">
                <text:p>0.013632</text:p>
              </table:table-cell>
              <table:table-cell office:value-type="float" office:value="0.003021">
                <text:p>0.003021</text:p>
              </table:table-cell>
              <table:table-cell office:value-type="float" office:value="0.000496">
                <text:p>0.000496</text:p>
              </table:table-cell>
              <table:table-cell office:value-type="float" office:value="0.00006">
                <text:p>0.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65">
                <text:p>-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851">
                <text:p>0.000851</text:p>
              </table:table-cell>
              <table:table-cell office:value-type="float" office:value="0.005177">
                <text:p>0.005177</text:p>
              </table:table-cell>
              <table:table-cell office:value-type="float" office:value="0.023299">
                <text:p>0.023299</text:p>
              </table:table-cell>
              <table:table-cell office:value-type="float" office:value="0.077602">
                <text:p>0.077602</text:p>
              </table:table-cell>
              <table:table-cell office:value-type="float" office:value="0.191269">
                <text:p>0.191269</text:p>
              </table:table-cell>
              <table:table-cell office:value-type="float" office:value="0.348861">
                <text:p>0.348861</text:p>
              </table:table-cell>
              <table:table-cell office:value-type="float" office:value="0.470865">
                <text:p>0.470865</text:p>
              </table:table-cell>
              <table:table-cell office:value-type="float" office:value="0.470301">
                <text:p>0.470301</text:p>
              </table:table-cell>
              <table:table-cell office:value-type="float" office:value="0.34761">
                <text:p>0.34761</text:p>
              </table:table-cell>
              <table:table-cell office:value-type="float" office:value="0.190128">
                <text:p>0.190128</text:p>
              </table:table-cell>
              <table:table-cell office:value-type="float" office:value="0.076955">
                <text:p>0.076955</text:p>
              </table:table-cell>
              <table:table-cell office:value-type="float" office:value="0.023049">
                <text:p>0.023049</text:p>
              </table:table-cell>
              <table:table-cell office:value-type="float" office:value="0.005109">
                <text:p>0.005109</text:p>
              </table:table-cell>
              <table:table-cell office:value-type="float" office:value="0.000838">
                <text:p>0.000838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1.55">
                <text:p>-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62">
                <text:p>0.000162</text:p>
              </table:table-cell>
              <table:table-cell office:value-type="float" office:value="0.001335">
                <text:p>0.001335</text:p>
              </table:table-cell>
              <table:table-cell office:value-type="float" office:value="0.008121">
                <text:p>0.008121</text:p>
              </table:table-cell>
              <table:table-cell office:value-type="float" office:value="0.036551">
                <text:p>0.036551</text:p>
              </table:table-cell>
              <table:table-cell office:value-type="float" office:value="0.121741">
                <text:p>0.121741</text:p>
              </table:table-cell>
              <table:table-cell office:value-type="float" office:value="0.30006">
                <text:p>0.30006</text:p>
              </table:table-cell>
              <table:table-cell office:value-type="float" office:value="0.547289">
                <text:p>0.547289</text:p>
              </table:table-cell>
              <table:table-cell office:value-type="float" office:value="0.738687">
                <text:p>0.738687</text:p>
              </table:table-cell>
              <table:table-cell office:value-type="float" office:value="0.737804">
                <text:p>0.737804</text:p>
              </table:table-cell>
              <table:table-cell office:value-type="float" office:value="0.545327">
                <text:p>0.545327</text:p>
              </table:table-cell>
              <table:table-cell office:value-type="float" office:value="0.29827">
                <text:p>0.29827</text:p>
              </table:table-cell>
              <table:table-cell office:value-type="float" office:value="0.120725">
                <text:p>0.120725</text:p>
              </table:table-cell>
              <table:table-cell office:value-type="float" office:value="0.03616">
                <text:p>0.03616</text:p>
              </table:table-cell>
              <table:table-cell office:value-type="float" office:value="0.008015">
                <text:p>0.008015</text:p>
              </table:table-cell>
              <table:table-cell office:value-type="float" office:value="0.001315">
                <text:p>0.001315</text:p>
              </table:table-cell>
              <table:table-cell office:value-type="float" office:value="0.00016">
                <text:p>0.00016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1.45">
                <text:p>-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236">
                <text:p>0.000236</text:p>
              </table:table-cell>
              <table:table-cell office:value-type="float" office:value="0.001943">
                <text:p>0.001943</text:p>
              </table:table-cell>
              <table:table-cell office:value-type="float" office:value="0.01182">
                <text:p>0.01182</text:p>
              </table:table-cell>
              <table:table-cell office:value-type="float" office:value="0.053202">
                <text:p>0.053202</text:p>
              </table:table-cell>
              <table:table-cell office:value-type="float" office:value="0.177199">
                <text:p>0.177199</text:p>
              </table:table-cell>
              <table:table-cell office:value-type="float" office:value="0.43675">
                <text:p>0.43675</text:p>
              </table:table-cell>
              <table:table-cell office:value-type="float" office:value="0.7966">
                <text:p>0.7966</text:p>
              </table:table-cell>
              <table:table-cell office:value-type="float" office:value="1.075188">
                <text:p>1.075188</text:p>
              </table:table-cell>
              <table:table-cell office:value-type="float" office:value="1.073902">
                <text:p>1.073902</text:p>
              </table:table-cell>
              <table:table-cell office:value-type="float" office:value="0.793745">
                <text:p>0.793745</text:p>
              </table:table-cell>
              <table:table-cell office:value-type="float" office:value="0.434144">
                <text:p>0.434144</text:p>
              </table:table-cell>
              <table:table-cell office:value-type="float" office:value="0.175721">
                <text:p>0.175721</text:p>
              </table:table-cell>
              <table:table-cell office:value-type="float" office:value="0.052632">
                <text:p>0.052632</text:p>
              </table:table-cell>
              <table:table-cell office:value-type="float" office:value="0.011666">
                <text:p>0.011666</text:p>
              </table:table-cell>
              <table:table-cell office:value-type="float" office:value="0.001913">
                <text:p>0.001913</text:p>
              </table:table-cell>
              <table:table-cell office:value-type="float" office:value="0.000232">
                <text:p>0.00023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1.35">
                <text:p>-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319">
                <text:p>0.000319</text:p>
              </table:table-cell>
              <table:table-cell office:value-type="float" office:value="0.002624">
                <text:p>0.002624</text:p>
              </table:table-cell>
              <table:table-cell office:value-type="float" office:value="0.015963">
                <text:p>0.015963</text:p>
              </table:table-cell>
              <table:table-cell office:value-type="float" office:value="0.071847">
                <text:p>0.071847</text:p>
              </table:table-cell>
              <table:table-cell office:value-type="float" office:value="0.239301">
                <text:p>0.239301</text:p>
              </table:table-cell>
              <table:table-cell office:value-type="float" office:value="0.589815">
                <text:p>0.589815</text:p>
              </table:table-cell>
              <table:table-cell office:value-type="float" office:value="1.075781">
                <text:p>1.075781</text:p>
              </table:table-cell>
              <table:table-cell office:value-type="float" office:value="1.452004">
                <text:p>1.452004</text:p>
              </table:table-cell>
              <table:table-cell office:value-type="float" office:value="1.450268">
                <text:p>1.450268</text:p>
              </table:table-cell>
              <table:table-cell office:value-type="float" office:value="1.071925">
                <text:p>1.071925</text:p>
              </table:table-cell>
              <table:table-cell office:value-type="float" office:value="0.586296">
                <text:p>0.586296</text:p>
              </table:table-cell>
              <table:table-cell office:value-type="float" office:value="0.237305">
                <text:p>0.237305</text:p>
              </table:table-cell>
              <table:table-cell office:value-type="float" office:value="0.071077">
                <text:p>0.071077</text:p>
              </table:table-cell>
              <table:table-cell office:value-type="float" office:value="0.015754">
                <text:p>0.015754</text:p>
              </table:table-cell>
              <table:table-cell office:value-type="float" office:value="0.002584">
                <text:p>0.002584</text:p>
              </table:table-cell>
              <table:table-cell office:value-type="float" office:value="0.000314">
                <text:p>0.000314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-1.25">
                <text:p>-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4">
                <text:p>0.0004</text:p>
              </table:table-cell>
              <table:table-cell office:value-type="float" office:value="0.003288">
                <text:p>0.003288</text:p>
              </table:table-cell>
              <table:table-cell office:value-type="float" office:value="0.020001">
                <text:p>0.020001</text:p>
              </table:table-cell>
              <table:table-cell office:value-type="float" office:value="0.090023">
                <text:p>0.090023</text:p>
              </table:table-cell>
              <table:table-cell office:value-type="float" office:value="0.299838">
                <text:p>0.299838</text:p>
              </table:table-cell>
              <table:table-cell office:value-type="float" office:value="0.739025">
                <text:p>0.739025</text:p>
              </table:table-cell>
              <table:table-cell office:value-type="float" office:value="1.347928">
                <text:p>1.347928</text:p>
              </table:table-cell>
              <table:table-cell office:value-type="float" office:value="1.819327">
                <text:p>1.819327</text:p>
              </table:table-cell>
              <table:table-cell office:value-type="float" office:value="1.817151">
                <text:p>1.817151</text:p>
              </table:table-cell>
              <table:table-cell office:value-type="float" office:value="1.343097">
                <text:p>1.343097</text:p>
              </table:table-cell>
              <table:table-cell office:value-type="float" office:value="0.734616">
                <text:p>0.734616</text:p>
              </table:table-cell>
              <table:table-cell office:value-type="float" office:value="0.297337">
                <text:p>0.297337</text:p>
              </table:table-cell>
              <table:table-cell office:value-type="float" office:value="0.089058">
                <text:p>0.089058</text:p>
              </table:table-cell>
              <table:table-cell office:value-type="float" office:value="0.019739">
                <text:p>0.019739</text:p>
              </table:table-cell>
              <table:table-cell office:value-type="float" office:value="0.003238">
                <text:p>0.003238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-1.15">
                <text:p>-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465">
                <text:p>0.000465</text:p>
              </table:table-cell>
              <table:table-cell office:value-type="float" office:value="0.003823">
                <text:p>0.003823</text:p>
              </table:table-cell>
              <table:table-cell office:value-type="float" office:value="0.023252">
                <text:p>0.023252</text:p>
              </table:table-cell>
              <table:table-cell office:value-type="float" office:value="0.104654">
                <text:p>0.104654</text:p>
              </table:table-cell>
              <table:table-cell office:value-type="float" office:value="0.34857">
                <text:p>0.34857</text:p>
              </table:table-cell>
              <table:table-cell office:value-type="float" office:value="0.859135">
                <text:p>0.859135</text:p>
              </table:table-cell>
              <table:table-cell office:value-type="float" office:value="1.567001">
                <text:p>1.567001</text:p>
              </table:table-cell>
              <table:table-cell office:value-type="float" office:value="2.115014">
                <text:p>2.115014</text:p>
              </table:table-cell>
              <table:table-cell office:value-type="float" office:value="2.112485">
                <text:p>2.112485</text:p>
              </table:table-cell>
              <table:table-cell office:value-type="float" office:value="1.561385">
                <text:p>1.561385</text:p>
              </table:table-cell>
              <table:table-cell office:value-type="float" office:value="0.854009">
                <text:p>0.854009</text:p>
              </table:table-cell>
              <table:table-cell office:value-type="float" office:value="0.345662">
                <text:p>0.345662</text:p>
              </table:table-cell>
              <table:table-cell office:value-type="float" office:value="0.103532">
                <text:p>0.103532</text:p>
              </table:table-cell>
              <table:table-cell office:value-type="float" office:value="0.022948">
                <text:p>0.022948</text:p>
              </table:table-cell>
              <table:table-cell office:value-type="float" office:value="0.003764">
                <text:p>0.003764</text:p>
              </table:table-cell>
              <table:table-cell office:value-type="float" office:value="0.000457">
                <text:p>0.000457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1.05">
                <text:p>-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502">
                <text:p>0.000502</text:p>
              </table:table-cell>
              <table:table-cell office:value-type="float" office:value="0.004123">
                <text:p>0.004123</text:p>
              </table:table-cell>
              <table:table-cell office:value-type="float" office:value="0.025079">
                <text:p>0.025079</text:p>
              </table:table-cell>
              <table:table-cell office:value-type="float" office:value="0.11288">
                <text:p>0.11288</text:p>
              </table:table-cell>
              <table:table-cell office:value-type="float" office:value="0.375969">
                <text:p>0.375969</text:p>
              </table:table-cell>
              <table:table-cell office:value-type="float" office:value="0.926666">
                <text:p>0.926666</text:p>
              </table:table-cell>
              <table:table-cell office:value-type="float" office:value="1.690173">
                <text:p>1.690173</text:p>
              </table:table-cell>
              <table:table-cell office:value-type="float" office:value="2.281262">
                <text:p>2.281262</text:p>
              </table:table-cell>
              <table:table-cell office:value-type="float" office:value="2.278534">
                <text:p>2.278534</text:p>
              </table:table-cell>
              <table:table-cell office:value-type="float" office:value="1.684116">
                <text:p>1.684116</text:p>
              </table:table-cell>
              <table:table-cell office:value-type="float" office:value="0.921138">
                <text:p>0.921138</text:p>
              </table:table-cell>
              <table:table-cell office:value-type="float" office:value="0.372832">
                <text:p>0.372832</text:p>
              </table:table-cell>
              <table:table-cell office:value-type="float" office:value="0.11167">
                <text:p>0.11167</text:p>
              </table:table-cell>
              <table:table-cell office:value-type="float" office:value="0.024751">
                <text:p>0.024751</text:p>
              </table:table-cell>
              <table:table-cell office:value-type="float" office:value="0.00406">
                <text:p>0.00406</text:p>
              </table:table-cell>
              <table:table-cell office:value-type="float" office:value="0.000493">
                <text:p>0.000493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0.949999999999998">
                <text:p>-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502">
                <text:p>0.000502</text:p>
              </table:table-cell>
              <table:table-cell office:value-type="float" office:value="0.004126">
                <text:p>0.004126</text:p>
              </table:table-cell>
              <table:table-cell office:value-type="float" office:value="0.025098">
                <text:p>0.025098</text:p>
              </table:table-cell>
              <table:table-cell office:value-type="float" office:value="0.112963">
                <text:p>0.112963</text:p>
              </table:table-cell>
              <table:table-cell office:value-type="float" office:value="0.376247">
                <text:p>0.376247</text:p>
              </table:table-cell>
              <table:table-cell office:value-type="float" office:value="0.927352">
                <text:p>0.927352</text:p>
              </table:table-cell>
              <table:table-cell office:value-type="float" office:value="1.691425">
                <text:p>1.691425</text:p>
              </table:table-cell>
              <table:table-cell office:value-type="float" office:value="2.282951">
                <text:p>2.282951</text:p>
              </table:table-cell>
              <table:table-cell office:value-type="float" office:value="2.280221">
                <text:p>2.280221</text:p>
              </table:table-cell>
              <table:table-cell office:value-type="float" office:value="1.685363">
                <text:p>1.685363</text:p>
              </table:table-cell>
              <table:table-cell office:value-type="float" office:value="0.92182">
                <text:p>0.92182</text:p>
              </table:table-cell>
              <table:table-cell office:value-type="float" office:value="0.373108">
                <text:p>0.373108</text:p>
              </table:table-cell>
              <table:table-cell office:value-type="float" office:value="0.111753">
                <text:p>0.111753</text:p>
              </table:table-cell>
              <table:table-cell office:value-type="float" office:value="0.02477">
                <text:p>0.02477</text:p>
              </table:table-cell>
              <table:table-cell office:value-type="float" office:value="0.004063">
                <text:p>0.004063</text:p>
              </table:table-cell>
              <table:table-cell office:value-type="float" office:value="0.000493">
                <text:p>0.000493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0.849999999999998">
                <text:p>-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466">
                <text:p>0.000466</text:p>
              </table:table-cell>
              <table:table-cell office:value-type="float" office:value="0.003831">
                <text:p>0.003831</text:p>
              </table:table-cell>
              <table:table-cell office:value-type="float" office:value="0.023303">
                <text:p>0.023303</text:p>
              </table:table-cell>
              <table:table-cell office:value-type="float" office:value="0.104886">
                <text:p>0.104886</text:p>
              </table:table-cell>
              <table:table-cell office:value-type="float" office:value="0.349345">
                <text:p>0.349345</text:p>
              </table:table-cell>
              <table:table-cell office:value-type="float" office:value="0.861045">
                <text:p>0.861045</text:p>
              </table:table-cell>
              <table:table-cell office:value-type="float" office:value="1.570484">
                <text:p>1.570484</text:p>
              </table:table-cell>
              <table:table-cell office:value-type="float" office:value="2.119716">
                <text:p>2.119716</text:p>
              </table:table-cell>
              <table:table-cell office:value-type="float" office:value="2.11718">
                <text:p>2.11718</text:p>
              </table:table-cell>
              <table:table-cell office:value-type="float" office:value="1.564856">
                <text:p>1.564856</text:p>
              </table:table-cell>
              <table:table-cell office:value-type="float" office:value="0.855908">
                <text:p>0.855908</text:p>
              </table:table-cell>
              <table:table-cell office:value-type="float" office:value="0.34643">
                <text:p>0.34643</text:p>
              </table:table-cell>
              <table:table-cell office:value-type="float" office:value="0.103763">
                <text:p>0.103763</text:p>
              </table:table-cell>
              <table:table-cell office:value-type="float" office:value="0.022999">
                <text:p>0.022999</text:p>
              </table:table-cell>
              <table:table-cell office:value-type="float" office:value="0.003772">
                <text:p>0.003772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0.749999999999998">
                <text:p>-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402">
                <text:p>0.000402</text:p>
              </table:table-cell>
              <table:table-cell office:value-type="float" office:value="0.003301">
                <text:p>0.003301</text:p>
              </table:table-cell>
              <table:table-cell office:value-type="float" office:value="0.020075">
                <text:p>0.020075</text:p>
              </table:table-cell>
              <table:table-cell office:value-type="float" office:value="0.090356">
                <text:p>0.090356</text:p>
              </table:table-cell>
              <table:table-cell office:value-type="float" office:value="0.30095">
                <text:p>0.30095</text:p>
              </table:table-cell>
              <table:table-cell office:value-type="float" office:value="0.741765">
                <text:p>0.741765</text:p>
              </table:table-cell>
              <table:table-cell office:value-type="float" office:value="1.352926">
                <text:p>1.352926</text:p>
              </table:table-cell>
              <table:table-cell office:value-type="float" office:value="1.826073">
                <text:p>1.826073</text:p>
              </table:table-cell>
              <table:table-cell office:value-type="float" office:value="1.823889">
                <text:p>1.823889</text:p>
              </table:table-cell>
              <table:table-cell office:value-type="float" office:value="1.348077">
                <text:p>1.348077</text:p>
              </table:table-cell>
              <table:table-cell office:value-type="float" office:value="0.737339">
                <text:p>0.737339</text:p>
              </table:table-cell>
              <table:table-cell office:value-type="float" office:value="0.298439">
                <text:p>0.298439</text:p>
              </table:table-cell>
              <table:table-cell office:value-type="float" office:value="0.089388">
                <text:p>0.089388</text:p>
              </table:table-cell>
              <table:table-cell office:value-type="float" office:value="0.019813">
                <text:p>0.019813</text:p>
              </table:table-cell>
              <table:table-cell office:value-type="float" office:value="0.00325">
                <text:p>0.00325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-0.649999999999998">
                <text:p>-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321">
                <text:p>0.000321</text:p>
              </table:table-cell>
              <table:table-cell office:value-type="float" office:value="0.002638">
                <text:p>0.002638</text:p>
              </table:table-cell>
              <table:table-cell office:value-type="float" office:value="0.016046">
                <text:p>0.016046</text:p>
              </table:table-cell>
              <table:table-cell office:value-type="float" office:value="0.07222">
                <text:p>0.07222</text:p>
              </table:table-cell>
              <table:table-cell office:value-type="float" office:value="0.240544">
                <text:p>0.240544</text:p>
              </table:table-cell>
              <table:table-cell office:value-type="float" office:value="0.592879">
                <text:p>0.592879</text:p>
              </table:table-cell>
              <table:table-cell office:value-type="float" office:value="1.081369">
                <text:p>1.081369</text:p>
              </table:table-cell>
              <table:table-cell office:value-type="float" office:value="1.459547">
                <text:p>1.459547</text:p>
              </table:table-cell>
              <table:table-cell office:value-type="float" office:value="1.457801">
                <text:p>1.457801</text:p>
              </table:table-cell>
              <table:table-cell office:value-type="float" office:value="1.077493">
                <text:p>1.077493</text:p>
              </table:table-cell>
              <table:table-cell office:value-type="float" office:value="0.589342">
                <text:p>0.589342</text:p>
              </table:table-cell>
              <table:table-cell office:value-type="float" office:value="0.238537">
                <text:p>0.238537</text:p>
              </table:table-cell>
              <table:table-cell office:value-type="float" office:value="0.071447">
                <text:p>0.071447</text:p>
              </table:table-cell>
              <table:table-cell office:value-type="float" office:value="0.015836">
                <text:p>0.015836</text:p>
              </table:table-cell>
              <table:table-cell office:value-type="float" office:value="0.002597">
                <text:p>0.002597</text:p>
              </table:table-cell>
              <table:table-cell office:value-type="float" office:value="0.000315">
                <text:p>0.000315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-0.549999999999998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238">
                <text:p>0.000238</text:p>
              </table:table-cell>
              <table:table-cell office:value-type="float" office:value="0.001956">
                <text:p>0.001956</text:p>
              </table:table-cell>
              <table:table-cell office:value-type="float" office:value="0.011899">
                <text:p>0.011899</text:p>
              </table:table-cell>
              <table:table-cell office:value-type="float" office:value="0.053557">
                <text:p>0.053557</text:p>
              </table:table-cell>
              <table:table-cell office:value-type="float" office:value="0.178383">
                <text:p>0.178383</text:p>
              </table:table-cell>
              <table:table-cell office:value-type="float" office:value="0.439669">
                <text:p>0.439669</text:p>
              </table:table-cell>
              <table:table-cell office:value-type="float" office:value="0.801924">
                <text:p>0.801924</text:p>
              </table:table-cell>
              <table:table-cell office:value-type="float" office:value="1.082374">
                <text:p>1.082374</text:p>
              </table:table-cell>
              <table:table-cell office:value-type="float" office:value="1.08108">
                <text:p>1.08108</text:p>
              </table:table-cell>
              <table:table-cell office:value-type="float" office:value="0.79905">
                <text:p>0.79905</text:p>
              </table:table-cell>
              <table:table-cell office:value-type="float" office:value="0.437046">
                <text:p>0.437046</text:p>
              </table:table-cell>
              <table:table-cell office:value-type="float" office:value="0.176895">
                <text:p>0.176895</text:p>
              </table:table-cell>
              <table:table-cell office:value-type="float" office:value="0.052983">
                <text:p>0.052983</text:p>
              </table:table-cell>
              <table:table-cell office:value-type="float" office:value="0.011744">
                <text:p>0.011744</text:p>
              </table:table-cell>
              <table:table-cell office:value-type="float" office:value="0.001926">
                <text:p>0.001926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0.449999999999998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64">
                <text:p>0.000164</text:p>
              </table:table-cell>
              <table:table-cell office:value-type="float" office:value="0.001346">
                <text:p>0.001346</text:p>
              </table:table-cell>
              <table:table-cell office:value-type="float" office:value="0.008187">
                <text:p>0.008187</text:p>
              </table:table-cell>
              <table:table-cell office:value-type="float" office:value="0.03685">
                <text:p>0.03685</text:p>
              </table:table-cell>
              <table:table-cell office:value-type="float" office:value="0.122736">
                <text:p>0.122736</text:p>
              </table:table-cell>
              <table:table-cell office:value-type="float" office:value="0.302513">
                <text:p>0.302513</text:p>
              </table:table-cell>
              <table:table-cell office:value-type="float" office:value="0.551763">
                <text:p>0.551763</text:p>
              </table:table-cell>
              <table:table-cell office:value-type="float" office:value="0.744726">
                <text:p>0.744726</text:p>
              </table:table-cell>
              <table:table-cell office:value-type="float" office:value="0.743835">
                <text:p>0.743835</text:p>
              </table:table-cell>
              <table:table-cell office:value-type="float" office:value="0.549785">
                <text:p>0.549785</text:p>
              </table:table-cell>
              <table:table-cell office:value-type="float" office:value="0.300708">
                <text:p>0.300708</text:p>
              </table:table-cell>
              <table:table-cell office:value-type="float" office:value="0.121712">
                <text:p>0.121712</text:p>
              </table:table-cell>
              <table:table-cell office:value-type="float" office:value="0.036455">
                <text:p>0.036455</text:p>
              </table:table-cell>
              <table:table-cell office:value-type="float" office:value="0.00808">
                <text:p>0.00808</text:p>
              </table:table-cell>
              <table:table-cell office:value-type="float" office:value="0.001325">
                <text:p>0.001325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0.349999999999998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859">
                <text:p>0.000859</text:p>
              </table:table-cell>
              <table:table-cell office:value-type="float" office:value="0.005227">
                <text:p>0.005227</text:p>
              </table:table-cell>
              <table:table-cell office:value-type="float" office:value="0.023524">
                <text:p>0.023524</text:p>
              </table:table-cell>
              <table:table-cell office:value-type="float" office:value="0.078352">
                <text:p>0.078352</text:p>
              </table:table-cell>
              <table:table-cell office:value-type="float" office:value="0.193118">
                <text:p>0.193118</text:p>
              </table:table-cell>
              <table:table-cell office:value-type="float" office:value="0.352234">
                <text:p>0.352234</text:p>
              </table:table-cell>
              <table:table-cell office:value-type="float" office:value="0.475417">
                <text:p>0.475417</text:p>
              </table:table-cell>
              <table:table-cell office:value-type="float" office:value="0.474848">
                <text:p>0.474848</text:p>
              </table:table-cell>
              <table:table-cell office:value-type="float" office:value="0.350971">
                <text:p>0.350971</text:p>
              </table:table-cell>
              <table:table-cell office:value-type="float" office:value="0.191966">
                <text:p>0.191966</text:p>
              </table:table-cell>
              <table:table-cell office:value-type="float" office:value="0.077699">
                <text:p>0.077699</text:p>
              </table:table-cell>
              <table:table-cell office:value-type="float" office:value="0.023272">
                <text:p>0.023272</text:p>
              </table:table-cell>
              <table:table-cell office:value-type="float" office:value="0.005158">
                <text:p>0.005158</text:p>
              </table:table-cell>
              <table:table-cell office:value-type="float" office:value="0.000846">
                <text:p>0.000846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0.249999999999998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509">
                <text:p>0.000509</text:p>
              </table:table-cell>
              <table:table-cell office:value-type="float" office:value="0.003096">
                <text:p>0.003096</text:p>
              </table:table-cell>
              <table:table-cell office:value-type="float" office:value="0.013933">
                <text:p>0.013933</text:p>
              </table:table-cell>
              <table:table-cell office:value-type="float" office:value="0.046408">
                <text:p>0.046408</text:p>
              </table:table-cell>
              <table:table-cell office:value-type="float" office:value="0.114383">
                <text:p>0.114383</text:p>
              </table:table-cell>
              <table:table-cell office:value-type="float" office:value="0.208626">
                <text:p>0.208626</text:p>
              </table:table-cell>
              <table:table-cell office:value-type="float" office:value="0.281587">
                <text:p>0.281587</text:p>
              </table:table-cell>
              <table:table-cell office:value-type="float" office:value="0.28125">
                <text:p>0.28125</text:p>
              </table:table-cell>
              <table:table-cell office:value-type="float" office:value="0.207878">
                <text:p>0.207878</text:p>
              </table:table-cell>
              <table:table-cell office:value-type="float" office:value="0.1137">
                <text:p>0.1137</text:p>
              </table:table-cell>
              <table:table-cell office:value-type="float" office:value="0.04602">
                <text:p>0.04602</text:p>
              </table:table-cell>
              <table:table-cell office:value-type="float" office:value="0.013784">
                <text:p>0.013784</text:p>
              </table:table-cell>
              <table:table-cell office:value-type="float" office:value="0.003055">
                <text:p>0.003055</text:p>
              </table:table-cell>
              <table:table-cell office:value-type="float" office:value="0.000501">
                <text:p>0.000501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05">
                <text:p>0.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149999999999998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28">
                <text:p>0.00028</text:p>
              </table:table-cell>
              <table:table-cell office:value-type="float" office:value="0.001701">
                <text:p>0.001701</text:p>
              </table:table-cell>
              <table:table-cell office:value-type="float" office:value="0.007657">
                <text:p>0.007657</text:p>
              </table:table-cell>
              <table:table-cell office:value-type="float" office:value="0.025503">
                <text:p>0.025503</text:p>
              </table:table-cell>
              <table:table-cell office:value-type="float" office:value="0.062858">
                <text:p>0.062858</text:p>
              </table:table-cell>
              <table:table-cell office:value-type="float" office:value="0.114648">
                <text:p>0.114648</text:p>
              </table:table-cell>
              <table:table-cell office:value-type="float" office:value="0.154743">
                <text:p>0.154743</text:p>
              </table:table-cell>
              <table:table-cell office:value-type="float" office:value="0.154558">
                <text:p>0.154558</text:p>
              </table:table-cell>
              <table:table-cell office:value-type="float" office:value="0.114237">
                <text:p>0.114237</text:p>
              </table:table-cell>
              <table:table-cell office:value-type="float" office:value="0.062483">
                <text:p>0.062483</text:p>
              </table:table-cell>
              <table:table-cell office:value-type="float" office:value="0.02529">
                <text:p>0.02529</text:p>
              </table:table-cell>
              <table:table-cell office:value-type="float" office:value="0.007575">
                <text:p>0.007575</text:p>
              </table:table-cell>
              <table:table-cell office:value-type="float" office:value="0.001679">
                <text:p>0.001679</text:p>
              </table:table-cell>
              <table:table-cell office:value-type="float" office:value="0.000275">
                <text:p>0.00027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499999999999976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867">
                <text:p>0.000867</text:p>
              </table:table-cell>
              <table:table-cell office:value-type="float" office:value="0.003904">
                <text:p>0.003904</text:p>
              </table:table-cell>
              <table:table-cell office:value-type="float" office:value="0.013003">
                <text:p>0.013003</text:p>
              </table:table-cell>
              <table:table-cell office:value-type="float" office:value="0.032049">
                <text:p>0.032049</text:p>
              </table:table-cell>
              <table:table-cell office:value-type="float" office:value="0.058455">
                <text:p>0.058455</text:p>
              </table:table-cell>
              <table:table-cell office:value-type="float" office:value="0.078898">
                <text:p>0.078898</text:p>
              </table:table-cell>
              <table:table-cell office:value-type="float" office:value="0.078804">
                <text:p>0.078804</text:p>
              </table:table-cell>
              <table:table-cell office:value-type="float" office:value="0.058246">
                <text:p>0.058246</text:p>
              </table:table-cell>
              <table:table-cell office:value-type="float" office:value="0.031858">
                <text:p>0.031858</text:p>
              </table:table-cell>
              <table:table-cell office:value-type="float" office:value="0.012895">
                <text:p>0.012895</text:p>
              </table:table-cell>
              <table:table-cell office:value-type="float" office:value="0.003862">
                <text:p>0.003862</text:p>
              </table:table-cell>
              <table:table-cell office:value-type="float" office:value="0.000856">
                <text:p>0.000856</text:p>
              </table:table-cell>
              <table:table-cell office:value-type="float" office:value="0.00014">
                <text:p>0.0001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000000000000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41">
                <text:p>0.00041</text:p>
              </table:table-cell>
              <table:table-cell office:value-type="float" office:value="0.001847">
                <text:p>0.001847</text:p>
              </table:table-cell>
              <table:table-cell office:value-type="float" office:value="0.006151">
                <text:p>0.006151</text:p>
              </table:table-cell>
              <table:table-cell office:value-type="float" office:value="0.015161">
                <text:p>0.015161</text:p>
              </table:table-cell>
              <table:table-cell office:value-type="float" office:value="0.027653">
                <text:p>0.027653</text:p>
              </table:table-cell>
              <table:table-cell office:value-type="float" office:value="0.037324">
                <text:p>0.037324</text:p>
              </table:table-cell>
              <table:table-cell office:value-type="float" office:value="0.037279">
                <text:p>0.037279</text:p>
              </table:table-cell>
              <table:table-cell office:value-type="float" office:value="0.027554">
                <text:p>0.027554</text:p>
              </table:table-cell>
              <table:table-cell office:value-type="float" office:value="0.015071">
                <text:p>0.015071</text:p>
              </table:table-cell>
              <table:table-cell office:value-type="float" office:value="0.0061">
                <text:p>0.0061</text:p>
              </table:table-cell>
              <table:table-cell office:value-type="float" office:value="0.001827">
                <text:p>0.001827</text:p>
              </table:table-cell>
              <table:table-cell office:value-type="float" office:value="0.000405">
                <text:p>0.000405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3">
                <text:p>0.00003</text:p>
              </table:table-cell>
              <table:table-cell office:value-type="float" office:value="0.00018">
                <text:p>0.00018</text:p>
              </table:table-cell>
              <table:table-cell office:value-type="float" office:value="0.000811">
                <text:p>0.000811</text:p>
              </table:table-cell>
              <table:table-cell office:value-type="float" office:value="0.0027">
                <text:p>0.0027</text:p>
              </table:table-cell>
              <table:table-cell office:value-type="float" office:value="0.006654">
                <text:p>0.006654</text:p>
              </table:table-cell>
              <table:table-cell office:value-type="float" office:value="0.012137">
                <text:p>0.012137</text:p>
              </table:table-cell>
              <table:table-cell office:value-type="float" office:value="0.016382">
                <text:p>0.016382</text:p>
              </table:table-cell>
              <table:table-cell office:value-type="float" office:value="0.016362">
                <text:p>0.016362</text:p>
              </table:table-cell>
              <table:table-cell office:value-type="float" office:value="0.012094">
                <text:p>0.012094</text:p>
              </table:table-cell>
              <table:table-cell office:value-type="float" office:value="0.006615">
                <text:p>0.006615</text:p>
              </table:table-cell>
              <table:table-cell office:value-type="float" office:value="0.002677">
                <text:p>0.002677</text:p>
              </table:table-cell>
              <table:table-cell office:value-type="float" office:value="0.000802">
                <text:p>0.000802</text:p>
              </table:table-cell>
              <table:table-cell office:value-type="float" office:value="0.000178">
                <text:p>0.000178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33">
                <text:p>0.00033</text:p>
              </table:table-cell>
              <table:table-cell office:value-type="float" office:value="0.001099">
                <text:p>0.001099</text:p>
              </table:table-cell>
              <table:table-cell office:value-type="float" office:value="0.00271">
                <text:p>0.00271</text:p>
              </table:table-cell>
              <table:table-cell office:value-type="float" office:value="0.004943">
                <text:p>0.004943</text:p>
              </table:table-cell>
              <table:table-cell office:value-type="float" office:value="0.006671">
                <text:p>0.006671</text:p>
              </table:table-cell>
              <table:table-cell office:value-type="float" office:value="0.006663">
                <text:p>0.006663</text:p>
              </table:table-cell>
              <table:table-cell office:value-type="float" office:value="0.004925">
                <text:p>0.004925</text:p>
              </table:table-cell>
              <table:table-cell office:value-type="float" office:value="0.002694">
                <text:p>0.002694</text:p>
              </table:table-cell>
              <table:table-cell office:value-type="float" office:value="0.00109">
                <text:p>0.00109</text:p>
              </table:table-cell>
              <table:table-cell office:value-type="float" office:value="0.000327">
                <text:p>0.000327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415">
                <text:p>0.000415</text:p>
              </table:table-cell>
              <table:table-cell office:value-type="float" office:value="0.001024">
                <text:p>0.001024</text:p>
              </table:table-cell>
              <table:table-cell office:value-type="float" office:value="0.001867">
                <text:p>0.001867</text:p>
              </table:table-cell>
              <table:table-cell office:value-type="float" office:value="0.002521">
                <text:p>0.002521</text:p>
              </table:table-cell>
              <table:table-cell office:value-type="float" office:value="0.002518">
                <text:p>0.002518</text:p>
              </table:table-cell>
              <table:table-cell office:value-type="float" office:value="0.001861">
                <text:p>0.001861</text:p>
              </table:table-cell>
              <table:table-cell office:value-type="float" office:value="0.001018">
                <text:p>0.001018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146">
                <text:p>0.000146</text:p>
              </table:table-cell>
              <table:table-cell office:value-type="float" office:value="0.000359">
                <text:p>0.000359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884">
                <text:p>0.000884</text:p>
              </table:table-cell>
              <table:table-cell office:value-type="float" office:value="0.000883">
                <text:p>0.000883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357">
                <text:p>0.000357</text:p>
              </table:table-cell>
              <table:table-cell office:value-type="float" office:value="0.000144">
                <text:p>0.000144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213">
                <text:p>0.000213</text:p>
              </table:table-cell>
              <table:table-cell office:value-type="float" office:value="0.000287">
                <text:p>0.000287</text:p>
              </table:table-cell>
              <table:table-cell office:value-type="float" office:value="0.000287">
                <text:p>0.000287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116">
                <text:p>0.000116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9.971cm" svg:height="14.799cm" xlink:href=".." xlink:type="simple" chart:class="chart:line" chart:style-name="ch1">
        <chart:title svg:x="13.191cm" svg:y="0.431cm" chart:style-name="ch2">
          <text:p>Normalverteilung</text:p>
        </chart:title>
        <chart:legend chart:legend-position="end" svg:x="27.78cm" svg:y="1.749cm" style:legend-expansion="high" chart:style-name="ch3"/>
        <chart:plot-area chart:style-name="ch4" table:cell-range-address="Sheet1.A43:Sheet1.U82 Sheet1.B1:Sheet1.U1" chart:data-source-has-labels="both" svg:x="1.629cm" svg:y="1.531cm" svg:width="25.552cm" svg:height="11.973cm">
          <chartooo:coordinate-region svg:x="2.409cm" svg:y="1.761cm" svg:width="24.401cm" svg:height="10.574cm"/>
          <chart:axis chart:dimension="x" chart:name="primary-x" chart:style-name="ch5" chartooo:axis-type="auto">
            <chartooo:date-scale/>
            <chart:title svg:x="13.783cm" svg:y="13.8cm" chart:style-name="ch6">
              <text:p>x2 Wert</text:p>
            </chart:title>
            <chart:categories table:cell-range-address="Sheet1.A43:Sheet1.A82"/>
          </chart:axis>
          <chart:axis chart:dimension="y" chart:name="primary-y" chart:style-name="ch5">
            <chart:title svg:x="0.451cm" svg:y="9.462cm" chart:style-name="ch7">
              <text:p>Wahrscheinlichkeitsdichte</text:p>
            </chart:title>
            <chart:grid chart:style-name="ch8" chart:class="major"/>
          </chart:axis>
          <chart:series chart:style-name="ch9" chart:values-cell-range-address="Sheet1.B43:Sheet1.B82" chart:label-cell-address="Sheet1.B1:Sheet1.B1" chart:class="chart:line">
            <chart:data-point chart:repeated="40"/>
          </chart:series>
          <chart:series chart:style-name="ch10" chart:values-cell-range-address="Sheet1.C43:Sheet1.C82" chart:label-cell-address="Sheet1.C1:Sheet1.C1" chart:class="chart:line">
            <chart:data-point chart:repeated="40"/>
          </chart:series>
          <chart:series chart:style-name="ch11" chart:values-cell-range-address="Sheet1.D43:Sheet1.D82" chart:label-cell-address="Sheet1.D1:Sheet1.D1" chart:class="chart:line">
            <chart:data-point chart:repeated="40"/>
          </chart:series>
          <chart:series chart:style-name="ch12" chart:values-cell-range-address="Sheet1.E43:Sheet1.E82" chart:label-cell-address="Sheet1.E1:Sheet1.E1" chart:class="chart:line">
            <chart:data-point chart:repeated="40"/>
          </chart:series>
          <chart:series chart:style-name="ch13" chart:values-cell-range-address="Sheet1.F43:Sheet1.F82" chart:label-cell-address="Sheet1.F1:Sheet1.F1" chart:class="chart:line">
            <chart:data-point chart:repeated="40"/>
          </chart:series>
          <chart:series chart:style-name="ch14" chart:values-cell-range-address="Sheet1.G43:Sheet1.G82" chart:label-cell-address="Sheet1.G1:Sheet1.G1" chart:class="chart:line">
            <chart:data-point chart:repeated="40"/>
          </chart:series>
          <chart:series chart:style-name="ch15" chart:values-cell-range-address="Sheet1.H43:Sheet1.H82" chart:label-cell-address="Sheet1.H1:Sheet1.H1" chart:class="chart:line">
            <chart:data-point chart:repeated="40"/>
          </chart:series>
          <chart:series chart:style-name="ch16" chart:values-cell-range-address="Sheet1.I43:Sheet1.I82" chart:label-cell-address="Sheet1.I1:Sheet1.I1" chart:class="chart:line">
            <chart:data-point chart:repeated="40"/>
          </chart:series>
          <chart:series chart:style-name="ch17" chart:values-cell-range-address="Sheet1.J43:Sheet1.J82" chart:label-cell-address="Sheet1.J1:Sheet1.J1" chart:class="chart:line">
            <chart:data-point chart:repeated="40"/>
          </chart:series>
          <chart:series chart:style-name="ch18" chart:values-cell-range-address="Sheet1.K43:Sheet1.K82" chart:label-cell-address="Sheet1.K1:Sheet1.K1" chart:class="chart:line">
            <chart:data-point chart:repeated="40"/>
          </chart:series>
          <chart:series chart:style-name="ch19" chart:values-cell-range-address="Sheet1.L43:Sheet1.L82" chart:label-cell-address="Sheet1.L1:Sheet1.L1" chart:class="chart:line">
            <chart:data-point chart:repeated="40"/>
          </chart:series>
          <chart:series chart:style-name="ch20" chart:values-cell-range-address="Sheet1.M43:Sheet1.M82" chart:label-cell-address="Sheet1.M1:Sheet1.M1" chart:class="chart:line">
            <chart:data-point chart:repeated="40"/>
          </chart:series>
          <chart:series chart:style-name="ch21" chart:values-cell-range-address="Sheet1.N43:Sheet1.N82" chart:label-cell-address="Sheet1.N1:Sheet1.N1" chart:class="chart:line">
            <chart:data-point chart:repeated="40"/>
          </chart:series>
          <chart:series chart:style-name="ch22" chart:values-cell-range-address="Sheet1.O43:Sheet1.O82" chart:label-cell-address="Sheet1.O1:Sheet1.O1" chart:class="chart:line">
            <chart:data-point chart:repeated="40"/>
          </chart:series>
          <chart:series chart:style-name="ch23" chart:values-cell-range-address="Sheet1.P43:Sheet1.P82" chart:label-cell-address="Sheet1.P1:Sheet1.P1" chart:class="chart:line">
            <chart:data-point chart:repeated="40"/>
          </chart:series>
          <chart:series chart:style-name="ch12" chart:values-cell-range-address="Sheet1.Q43:Sheet1.Q82" chart:label-cell-address="Sheet1.Q1:Sheet1.Q1" chart:class="chart:line">
            <chart:data-point chart:repeated="40"/>
          </chart:series>
          <chart:series chart:style-name="ch13" chart:values-cell-range-address="Sheet1.R43:Sheet1.R82" chart:label-cell-address="Sheet1.R1:Sheet1.R1" chart:class="chart:line">
            <chart:data-point chart:repeated="40"/>
          </chart:series>
          <chart:series chart:style-name="ch14" chart:values-cell-range-address="Sheet1.S43:Sheet1.S82" chart:label-cell-address="Sheet1.S1:Sheet1.S1" chart:class="chart:line">
            <chart:data-point chart:repeated="40"/>
          </chart:series>
          <chart:series chart:style-name="ch15" chart:values-cell-range-address="Sheet1.T43:Sheet1.T82" chart:label-cell-address="Sheet1.T1:Sheet1.T1" chart:class="chart:line">
            <chart:data-point chart:repeated="40"/>
          </chart:series>
          <chart:series chart:style-name="ch16" chart:values-cell-range-address="Sheet1.U43:Sheet1.U82" chart:label-cell-address="Sheet1.U1:Sheet1.U1" chart:class="chart:line">
            <chart:data-point chart:repeated="4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0.95</text:p>
                <draw:g>
                  <svg:desc>Sheet1.B1:Sheet1.B1</svg:desc>
                </draw:g>
              </table:table-cell>
              <table:table-cell office:value-type="string">
                <text:p>-0.85</text:p>
                <draw:g>
                  <svg:desc>Sheet1.C1:Sheet1.C1</svg:desc>
                </draw:g>
              </table:table-cell>
              <table:table-cell office:value-type="string">
                <text:p>-0.75</text:p>
                <draw:g>
                  <svg:desc>Sheet1.D1:Sheet1.D1</svg:desc>
                </draw:g>
              </table:table-cell>
              <table:table-cell office:value-type="string">
                <text:p>-0.65</text:p>
                <draw:g>
                  <svg:desc>Sheet1.E1:Sheet1.E1</svg:desc>
                </draw:g>
              </table:table-cell>
              <table:table-cell office:value-type="string">
                <text:p>-0.55</text:p>
                <draw:g>
                  <svg:desc>Sheet1.F1:Sheet1.F1</svg:desc>
                </draw:g>
              </table:table-cell>
              <table:table-cell office:value-type="string">
                <text:p>-0.45</text:p>
                <draw:g>
                  <svg:desc>Sheet1.G1:Sheet1.G1</svg:desc>
                </draw:g>
              </table:table-cell>
              <table:table-cell office:value-type="string">
                <text:p>-0.35</text:p>
                <draw:g>
                  <svg:desc>Sheet1.H1:Sheet1.H1</svg:desc>
                </draw:g>
              </table:table-cell>
              <table:table-cell office:value-type="string">
                <text:p>-0.25</text:p>
                <draw:g>
                  <svg:desc>Sheet1.I1:Sheet1.I1</svg:desc>
                </draw:g>
              </table:table-cell>
              <table:table-cell office:value-type="string">
                <text:p>-0.15</text:p>
                <draw:g>
                  <svg:desc>Sheet1.J1:Sheet1.J1</svg:desc>
                </draw:g>
              </table:table-cell>
              <table:table-cell office:value-type="string">
                <text:p>-0.05</text:p>
                <draw:g>
                  <svg:desc>Sheet1.K1:Sheet1.K1</svg:desc>
                </draw:g>
              </table:table-cell>
              <table:table-cell office:value-type="string">
                <text:p>0.05</text:p>
                <draw:g>
                  <svg:desc>Sheet1.L1:Sheet1.L1</svg:desc>
                </draw:g>
              </table:table-cell>
              <table:table-cell office:value-type="string">
                <text:p>0.15</text:p>
                <draw:g>
                  <svg:desc>Sheet1.M1:Sheet1.M1</svg:desc>
                </draw:g>
              </table:table-cell>
              <table:table-cell office:value-type="string">
                <text:p>0.25</text:p>
                <draw:g>
                  <svg:desc>Sheet1.N1:Sheet1.N1</svg:desc>
                </draw:g>
              </table:table-cell>
              <table:table-cell office:value-type="string">
                <text:p>0.35</text:p>
                <draw:g>
                  <svg:desc>Sheet1.O1:Sheet1.O1</svg:desc>
                </draw:g>
              </table:table-cell>
              <table:table-cell office:value-type="string">
                <text:p>0.45</text:p>
                <draw:g>
                  <svg:desc>Sheet1.P1:Sheet1.P1</svg:desc>
                </draw:g>
              </table:table-cell>
              <table:table-cell office:value-type="string">
                <text:p>0.55</text:p>
                <draw:g>
                  <svg:desc>Sheet1.Q1:Sheet1.Q1</svg:desc>
                </draw:g>
              </table:table-cell>
              <table:table-cell office:value-type="string">
                <text:p>0.65</text:p>
                <draw:g>
                  <svg:desc>Sheet1.R1:Sheet1.R1</svg:desc>
                </draw:g>
              </table:table-cell>
              <table:table-cell office:value-type="string">
                <text:p>0.75</text:p>
                <draw:g>
                  <svg:desc>Sheet1.S1:Sheet1.S1</svg:desc>
                </draw:g>
              </table:table-cell>
              <table:table-cell office:value-type="string">
                <text:p>0.85</text:p>
                <draw:g>
                  <svg:desc>Sheet1.T1:Sheet1.T1</svg:desc>
                </draw:g>
              </table:table-cell>
              <table:table-cell office:value-type="string">
                <text:p>0.95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float" office:value="-2.95">
                <text:p>-</text:p>
                <draw:g>
                  <svg:desc>Sheet1.A43:Sheet1.A82</svg:desc>
                </draw:g>
              </table:table-cell>
              <table:table-cell office:value-type="float" office:value="0">
                <text:p>0</text:p>
                <draw:g>
                  <svg:desc>Sheet1.B43:Sheet1.B82</svg:desc>
                </draw:g>
              </table:table-cell>
              <table:table-cell office:value-type="float" office:value="0">
                <text:p>0</text:p>
                <draw:g>
                  <svg:desc>Sheet1.C43:Sheet1.C82</svg:desc>
                </draw:g>
              </table:table-cell>
              <table:table-cell office:value-type="float" office:value="0">
                <text:p>0</text:p>
                <draw:g>
                  <svg:desc>Sheet1.D43:Sheet1.D82</svg:desc>
                </draw:g>
              </table:table-cell>
              <table:table-cell office:value-type="float" office:value="0">
                <text:p>0</text:p>
                <draw:g>
                  <svg:desc>Sheet1.E43:Sheet1.E82</svg:desc>
                </draw:g>
              </table:table-cell>
              <table:table-cell office:value-type="float" office:value="0">
                <text:p>0</text:p>
                <draw:g>
                  <svg:desc>Sheet1.F43:Sheet1.F82</svg:desc>
                </draw:g>
              </table:table-cell>
              <table:table-cell office:value-type="float" office:value="0">
                <text:p>0</text:p>
                <draw:g>
                  <svg:desc>Sheet1.G43:Sheet1.G82</svg:desc>
                </draw:g>
              </table:table-cell>
              <table:table-cell office:value-type="float" office:value="0">
                <text:p>0</text:p>
                <draw:g>
                  <svg:desc>Sheet1.H43:Sheet1.H82</svg:desc>
                </draw:g>
              </table:table-cell>
              <table:table-cell office:value-type="float" office:value="0">
                <text:p>0</text:p>
                <draw:g>
                  <svg:desc>Sheet1.I43:Sheet1.I82</svg:desc>
                </draw:g>
              </table:table-cell>
              <table:table-cell office:value-type="float" office:value="0">
                <text:p>0</text:p>
                <draw:g>
                  <svg:desc>Sheet1.J43:Sheet1.J82</svg:desc>
                </draw:g>
              </table:table-cell>
              <table:table-cell office:value-type="float" office:value="0">
                <text:p>0</text:p>
                <draw:g>
                  <svg:desc>Sheet1.K43:Sheet1.K82</svg:desc>
                </draw:g>
              </table:table-cell>
              <table:table-cell office:value-type="float" office:value="0">
                <text:p>0</text:p>
                <draw:g>
                  <svg:desc>Sheet1.L43:Sheet1.L82</svg:desc>
                </draw:g>
              </table:table-cell>
              <table:table-cell office:value-type="float" office:value="0">
                <text:p>0</text:p>
                <draw:g>
                  <svg:desc>Sheet1.M43:Sheet1.M82</svg:desc>
                </draw:g>
              </table:table-cell>
              <table:table-cell office:value-type="float" office:value="0">
                <text:p>0</text:p>
                <draw:g>
                  <svg:desc>Sheet1.N43:Sheet1.N82</svg:desc>
                </draw:g>
              </table:table-cell>
              <table:table-cell office:value-type="float" office:value="0">
                <text:p>0</text:p>
                <draw:g>
                  <svg:desc>Sheet1.O43:Sheet1.O82</svg:desc>
                </draw:g>
              </table:table-cell>
              <table:table-cell office:value-type="float" office:value="0">
                <text:p>0</text:p>
                <draw:g>
                  <svg:desc>Sheet1.P43:Sheet1.P82</svg:desc>
                </draw:g>
              </table:table-cell>
              <table:table-cell office:value-type="float" office:value="0">
                <text:p>0</text:p>
                <draw:g>
                  <svg:desc>Sheet1.Q43:Sheet1.Q82</svg:desc>
                </draw:g>
              </table:table-cell>
              <table:table-cell office:value-type="float" office:value="0">
                <text:p>0</text:p>
                <draw:g>
                  <svg:desc>Sheet1.R43:Sheet1.R82</svg:desc>
                </draw:g>
              </table:table-cell>
              <table:table-cell office:value-type="float" office:value="0">
                <text:p>0</text:p>
                <draw:g>
                  <svg:desc>Sheet1.S43:Sheet1.S82</svg:desc>
                </draw:g>
              </table:table-cell>
              <table:table-cell office:value-type="float" office:value="0">
                <text:p>0</text:p>
                <draw:g>
                  <svg:desc>Sheet1.T43:Sheet1.T82</svg:desc>
                </draw:g>
              </table:table-cell>
              <table:table-cell office:value-type="float" office:value="0">
                <text:p>0</text:p>
                <draw:g>
                  <svg:desc>Sheet1.U43:Sheet1.U82</svg:desc>
                </draw:g>
              </table:table-cell>
            </table:table-row>
            <table:table-row>
              <table:table-cell office:value-type="float" office:value="-2.8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7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6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5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4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3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2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1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0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  <table:table-cell office:value-type="float" office:value="0.027">
                <text:p>0.027</text:p>
              </table:table-cell>
              <table:table-cell office:value-type="float" office:value="0.04">
                <text:p>0.04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9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  <table:table-cell office:value-type="float" office:value="0.041">
                <text:p>0.041</text:p>
              </table:table-cell>
              <table:table-cell office:value-type="float" office:value="0.057">
                <text:p>0.057</text:p>
              </table:table-cell>
              <table:table-cell office:value-type="float" office:value="0.077">
                <text:p>0.077</text:p>
              </table:table-cell>
              <table:table-cell office:value-type="float" office:value="0.092">
                <text:p>0.092</text:p>
              </table:table-cell>
              <table:table-cell office:value-type="float" office:value="0.065">
                <text:p>0.065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8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7">
                <text:p>0.07</text:p>
              </table:table-cell>
              <table:table-cell office:value-type="float" office:value="0.11">
                <text:p>0.11</text:p>
              </table:table-cell>
              <table:table-cell office:value-type="float" office:value="0.146">
                <text:p>0.146</text:p>
              </table:table-cell>
              <table:table-cell office:value-type="float" office:value="0.153">
                <text:p>0.153</text:p>
              </table:table-cell>
              <table:table-cell office:value-type="float" office:value="0.122">
                <text:p>0.122</text:p>
              </table:table-cell>
              <table:table-cell office:value-type="float" office:value="0.07">
                <text:p>0.07</text:p>
              </table:table-cell>
              <table:table-cell office:value-type="float" office:value="0.027">
                <text:p>0.027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7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  <table:table-cell office:value-type="float" office:value="0.053">
                <text:p>0.053</text:p>
              </table:table-cell>
              <table:table-cell office:value-type="float" office:value="0.135">
                <text:p>0.135</text:p>
              </table:table-cell>
              <table:table-cell office:value-type="float" office:value="0.228">
                <text:p>0.228</text:p>
              </table:table-cell>
              <table:table-cell office:value-type="float" office:value="0.269">
                <text:p>0.269</text:p>
              </table:table-cell>
              <table:table-cell office:value-type="float" office:value="0.304">
                <text:p>0.304</text:p>
              </table:table-cell>
              <table:table-cell office:value-type="float" office:value="0.205">
                <text:p>0.205</text:p>
              </table:table-cell>
              <table:table-cell office:value-type="float" office:value="0.121">
                <text:p>0.121</text:p>
              </table:table-cell>
              <table:table-cell office:value-type="float" office:value="0.054">
                <text:p>0.054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6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9">
                <text:p>0.029</text:p>
              </table:table-cell>
              <table:table-cell office:value-type="float" office:value="0.085">
                <text:p>0.085</text:p>
              </table:table-cell>
              <table:table-cell office:value-type="float" office:value="0.214">
                <text:p>0.214</text:p>
              </table:table-cell>
              <table:table-cell office:value-type="float" office:value="0.392">
                <text:p>0.392</text:p>
              </table:table-cell>
              <table:table-cell office:value-type="float" office:value="0.475">
                <text:p>0.475</text:p>
              </table:table-cell>
              <table:table-cell office:value-type="float" office:value="0.478">
                <text:p>0.478</text:p>
              </table:table-cell>
              <table:table-cell office:value-type="float" office:value="0.338">
                <text:p>0.338</text:p>
              </table:table-cell>
              <table:table-cell office:value-type="float" office:value="0.197">
                <text:p>0.197</text:p>
              </table:table-cell>
              <table:table-cell office:value-type="float" office:value="0.088">
                <text:p>0.088</text:p>
              </table:table-cell>
              <table:table-cell office:value-type="float" office:value="0.017">
                <text:p>0.017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5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35">
                <text:p>0.035</text:p>
              </table:table-cell>
              <table:table-cell office:value-type="float" office:value="0.128">
                <text:p>0.128</text:p>
              </table:table-cell>
              <table:table-cell office:value-type="float" office:value="0.308">
                <text:p>0.308</text:p>
              </table:table-cell>
              <table:table-cell office:value-type="float" office:value="0.546">
                <text:p>0.546</text:p>
              </table:table-cell>
              <table:table-cell office:value-type="float" office:value="0.73">
                <text:p>0.73</text:p>
              </table:table-cell>
              <table:table-cell office:value-type="float" office:value="0.737">
                <text:p>0.737</text:p>
              </table:table-cell>
              <table:table-cell office:value-type="float" office:value="0.562">
                <text:p>0.562</text:p>
              </table:table-cell>
              <table:table-cell office:value-type="float" office:value="0.3">
                <text:p>0.3</text:p>
              </table:table-cell>
              <table:table-cell office:value-type="float" office:value="0.14">
                <text:p>0.14</text:p>
              </table:table-cell>
              <table:table-cell office:value-type="float" office:value="0.045">
                <text:p>0.04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4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14">
                <text:p>0.014</text:p>
              </table:table-cell>
              <table:table-cell office:value-type="float" office:value="0.059">
                <text:p>0.059</text:p>
              </table:table-cell>
              <table:table-cell office:value-type="float" office:value="0.177">
                <text:p>0.177</text:p>
              </table:table-cell>
              <table:table-cell office:value-type="float" office:value="0.47">
                <text:p>0.47</text:p>
              </table:table-cell>
              <table:table-cell office:value-type="float" office:value="0.817">
                <text:p>0.817</text:p>
              </table:table-cell>
              <table:table-cell office:value-type="float" office:value="1.078">
                <text:p>1.078</text:p>
              </table:table-cell>
              <table:table-cell office:value-type="float" office:value="1.074">
                <text:p>1.074</text:p>
              </table:table-cell>
              <table:table-cell office:value-type="float" office:value="0.775">
                <text:p>0.775</text:p>
              </table:table-cell>
              <table:table-cell office:value-type="float" office:value="0.483">
                <text:p>0.483</text:p>
              </table:table-cell>
              <table:table-cell office:value-type="float" office:value="0.19">
                <text:p>0.19</text:p>
              </table:table-cell>
              <table:table-cell office:value-type="float" office:value="0.057">
                <text:p>0.057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3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8">
                <text:p>0.08</text:p>
              </table:table-cell>
              <table:table-cell office:value-type="float" office:value="0.261">
                <text:p>0.261</text:p>
              </table:table-cell>
              <table:table-cell office:value-type="float" office:value="0.574">
                <text:p>0.574</text:p>
              </table:table-cell>
              <table:table-cell office:value-type="float" office:value="1.062">
                <text:p>1.062</text:p>
              </table:table-cell>
              <table:table-cell office:value-type="float" office:value="1.433">
                <text:p>1.433</text:p>
              </table:table-cell>
              <table:table-cell office:value-type="float" office:value="1.406">
                <text:p>1.406</text:p>
              </table:table-cell>
              <table:table-cell office:value-type="float" office:value="1.039">
                <text:p>1.039</text:p>
              </table:table-cell>
              <table:table-cell office:value-type="float" office:value="0.604">
                <text:p>0.604</text:p>
              </table:table-cell>
              <table:table-cell office:value-type="float" office:value="0.268">
                <text:p>0.268</text:p>
              </table:table-cell>
              <table:table-cell office:value-type="float" office:value="0.085">
                <text:p>0.085</text:p>
              </table:table-cell>
              <table:table-cell office:value-type="float" office:value="0.014">
                <text:p>0.014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2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2">
                <text:p>0.02</text:p>
              </table:table-cell>
              <table:table-cell office:value-type="float" office:value="0.115">
                <text:p>0.115</text:p>
              </table:table-cell>
              <table:table-cell office:value-type="float" office:value="0.328">
                <text:p>0.328</text:p>
              </table:table-cell>
              <table:table-cell office:value-type="float" office:value="0.744">
                <text:p>0.744</text:p>
              </table:table-cell>
              <table:table-cell office:value-type="float" office:value="1.339">
                <text:p>1.339</text:p>
              </table:table-cell>
              <table:table-cell office:value-type="float" office:value="1.829">
                <text:p>1.829</text:p>
              </table:table-cell>
              <table:table-cell office:value-type="float" office:value="1.846">
                <text:p>1.846</text:p>
              </table:table-cell>
              <table:table-cell office:value-type="float" office:value="1.324">
                <text:p>1.324</text:p>
              </table:table-cell>
              <table:table-cell office:value-type="float" office:value="0.735">
                <text:p>0.735</text:p>
              </table:table-cell>
              <table:table-cell office:value-type="float" office:value="0.309">
                <text:p>0.309</text:p>
              </table:table-cell>
              <table:table-cell office:value-type="float" office:value="0.079">
                <text:p>0.079</text:p>
              </table:table-cell>
              <table:table-cell office:value-type="float" office:value="0.017">
                <text:p>0.017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1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23">
                <text:p>0.023</text:p>
              </table:table-cell>
              <table:table-cell office:value-type="float" office:value="0.125">
                <text:p>0.125</text:p>
              </table:table-cell>
              <table:table-cell office:value-type="float" office:value="0.367">
                <text:p>0.367</text:p>
              </table:table-cell>
              <table:table-cell office:value-type="float" office:value="0.838">
                <text:p>0.838</text:p>
              </table:table-cell>
              <table:table-cell office:value-type="float" office:value="1.543">
                <text:p>1.543</text:p>
              </table:table-cell>
              <table:table-cell office:value-type="float" office:value="2.048">
                <text:p>2.048</text:p>
              </table:table-cell>
              <table:table-cell office:value-type="float" office:value="2.124">
                <text:p>2.124</text:p>
              </table:table-cell>
              <table:table-cell office:value-type="float" office:value="1.51">
                <text:p>1.51</text:p>
              </table:table-cell>
              <table:table-cell office:value-type="float" office:value="0.813">
                <text:p>0.813</text:p>
              </table:table-cell>
              <table:table-cell office:value-type="float" office:value="0.388">
                <text:p>0.388</text:p>
              </table:table-cell>
              <table:table-cell office:value-type="float" office:value="0.107">
                <text:p>0.107</text:p>
              </table:table-cell>
              <table:table-cell office:value-type="float" office:value="0.014">
                <text:p>0.014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05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9">
                <text:p>0.019</text:p>
              </table:table-cell>
              <table:table-cell office:value-type="float" office:value="0.108">
                <text:p>0.108</text:p>
              </table:table-cell>
              <table:table-cell office:value-type="float" office:value="0.402">
                <text:p>0.402</text:p>
              </table:table-cell>
              <table:table-cell office:value-type="float" office:value="0.961">
                <text:p>0.961</text:p>
              </table:table-cell>
              <table:table-cell office:value-type="float" office:value="1.617">
                <text:p>1.617</text:p>
              </table:table-cell>
              <table:table-cell office:value-type="float" office:value="2.185">
                <text:p>2.185</text:p>
              </table:table-cell>
              <table:table-cell office:value-type="float" office:value="2.191">
                <text:p>2.191</text:p>
              </table:table-cell>
              <table:table-cell office:value-type="float" office:value="1.687">
                <text:p>1.687</text:p>
              </table:table-cell>
              <table:table-cell office:value-type="float" office:value="0.893">
                <text:p>0.893</text:p>
              </table:table-cell>
              <table:table-cell office:value-type="float" office:value="0.387">
                <text:p>0.387</text:p>
              </table:table-cell>
              <table:table-cell office:value-type="float" office:value="0.105">
                <text:p>0.105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949999999999998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6">
                <text:p>0.016</text:p>
              </table:table-cell>
              <table:table-cell office:value-type="float" office:value="0.117">
                <text:p>0.117</text:p>
              </table:table-cell>
              <table:table-cell office:value-type="float" office:value="0.403">
                <text:p>0.403</text:p>
              </table:table-cell>
              <table:table-cell office:value-type="float" office:value="0.917">
                <text:p>0.917</text:p>
              </table:table-cell>
              <table:table-cell office:value-type="float" office:value="1.623">
                <text:p>1.623</text:p>
              </table:table-cell>
              <table:table-cell office:value-type="float" office:value="2.242">
                <text:p>2.242</text:p>
              </table:table-cell>
              <table:table-cell office:value-type="float" office:value="2.144">
                <text:p>2.144</text:p>
              </table:table-cell>
              <table:table-cell office:value-type="float" office:value="1.658">
                <text:p>1.658</text:p>
              </table:table-cell>
              <table:table-cell office:value-type="float" office:value="0.938">
                <text:p>0.938</text:p>
              </table:table-cell>
              <table:table-cell office:value-type="float" office:value="0.394">
                <text:p>0.394</text:p>
              </table:table-cell>
              <table:table-cell office:value-type="float" office:value="0.122">
                <text:p>0.122</text:p>
              </table:table-cell>
              <table:table-cell office:value-type="float" office:value="0.025">
                <text:p>0.025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849999999999998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5">
                <text:p>0.015</text:p>
              </table:table-cell>
              <table:table-cell office:value-type="float" office:value="0.106">
                <text:p>0.106</text:p>
              </table:table-cell>
              <table:table-cell office:value-type="float" office:value="0.35">
                <text:p>0.35</text:p>
              </table:table-cell>
              <table:table-cell office:value-type="float" office:value="0.881">
                <text:p>0.881</text:p>
              </table:table-cell>
              <table:table-cell office:value-type="float" office:value="1.558">
                <text:p>1.558</text:p>
              </table:table-cell>
              <table:table-cell office:value-type="float" office:value="2.016">
                <text:p>2.016</text:p>
              </table:table-cell>
              <table:table-cell office:value-type="float" office:value="1.987">
                <text:p>1.987</text:p>
              </table:table-cell>
              <table:table-cell office:value-type="float" office:value="1.561">
                <text:p>1.561</text:p>
              </table:table-cell>
              <table:table-cell office:value-type="float" office:value="0.902">
                <text:p>0.902</text:p>
              </table:table-cell>
              <table:table-cell office:value-type="float" office:value="0.412">
                <text:p>0.412</text:p>
              </table:table-cell>
              <table:table-cell office:value-type="float" office:value="0.089">
                <text:p>0.089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749999999999998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28">
                <text:p>0.028</text:p>
              </table:table-cell>
              <table:table-cell office:value-type="float" office:value="0.091">
                <text:p>0.091</text:p>
              </table:table-cell>
              <table:table-cell office:value-type="float" office:value="0.357">
                <text:p>0.357</text:p>
              </table:table-cell>
              <table:table-cell office:value-type="float" office:value="0.772">
                <text:p>0.772</text:p>
              </table:table-cell>
              <table:table-cell office:value-type="float" office:value="1.323">
                <text:p>1.323</text:p>
              </table:table-cell>
              <table:table-cell office:value-type="float" office:value="1.782">
                <text:p>1.782</text:p>
              </table:table-cell>
              <table:table-cell office:value-type="float" office:value="1.774">
                <text:p>1.774</text:p>
              </table:table-cell>
              <table:table-cell office:value-type="float" office:value="1.315">
                <text:p>1.315</text:p>
              </table:table-cell>
              <table:table-cell office:value-type="float" office:value="0.735">
                <text:p>0.735</text:p>
              </table:table-cell>
              <table:table-cell office:value-type="float" office:value="0.339">
                <text:p>0.339</text:p>
              </table:table-cell>
              <table:table-cell office:value-type="float" office:value="0.092">
                <text:p>0.092</text:p>
              </table:table-cell>
              <table:table-cell office:value-type="float" office:value="0.012">
                <text:p>0.01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649999999999998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7">
                <text:p>0.007</text:p>
              </table:table-cell>
              <table:table-cell office:value-type="float" office:value="0.058">
                <text:p>0.058</text:p>
              </table:table-cell>
              <table:table-cell office:value-type="float" office:value="0.253">
                <text:p>0.253</text:p>
              </table:table-cell>
              <table:table-cell office:value-type="float" office:value="0.662">
                <text:p>0.662</text:p>
              </table:table-cell>
              <table:table-cell office:value-type="float" office:value="1.13">
                <text:p>1.13</text:p>
              </table:table-cell>
              <table:table-cell office:value-type="float" office:value="1.476">
                <text:p>1.476</text:p>
              </table:table-cell>
              <table:table-cell office:value-type="float" office:value="1.411">
                <text:p>1.411</text:p>
              </table:table-cell>
              <table:table-cell office:value-type="float" office:value="1.114">
                <text:p>1.114</text:p>
              </table:table-cell>
              <table:table-cell office:value-type="float" office:value="0.609">
                <text:p>0.609</text:p>
              </table:table-cell>
              <table:table-cell office:value-type="float" office:value="0.245">
                <text:p>0.245</text:p>
              </table:table-cell>
              <table:table-cell office:value-type="float" office:value="0.082">
                <text:p>0.082</text:p>
              </table:table-cell>
              <table:table-cell office:value-type="float" office:value="0.015">
                <text:p>0.015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549999999999998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3">
                <text:p>0.013</text:p>
              </table:table-cell>
              <table:table-cell office:value-type="float" office:value="0.064">
                <text:p>0.064</text:p>
              </table:table-cell>
              <table:table-cell office:value-type="float" office:value="0.202">
                <text:p>0.202</text:p>
              </table:table-cell>
              <table:table-cell office:value-type="float" office:value="0.439">
                <text:p>0.439</text:p>
              </table:table-cell>
              <table:table-cell office:value-type="float" office:value="0.843">
                <text:p>0.843</text:p>
              </table:table-cell>
              <table:table-cell office:value-type="float" office:value="1.057">
                <text:p>1.057</text:p>
              </table:table-cell>
              <table:table-cell office:value-type="float" office:value="1.077">
                <text:p>1.077</text:p>
              </table:table-cell>
              <table:table-cell office:value-type="float" office:value="0.761">
                <text:p>0.761</text:p>
              </table:table-cell>
              <table:table-cell office:value-type="float" office:value="0.509">
                <text:p>0.509</text:p>
              </table:table-cell>
              <table:table-cell office:value-type="float" office:value="0.178">
                <text:p>0.178</text:p>
              </table:table-cell>
              <table:table-cell office:value-type="float" office:value="0.061">
                <text:p>0.061</text:p>
              </table:table-cell>
              <table:table-cell office:value-type="float" office:value="0.015">
                <text:p>0.01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449999999999998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4">
                <text:p>0.044</text:p>
              </table:table-cell>
              <table:table-cell office:value-type="float" office:value="0.118">
                <text:p>0.118</text:p>
              </table:table-cell>
              <table:table-cell office:value-type="float" office:value="0.316">
                <text:p>0.316</text:p>
              </table:table-cell>
              <table:table-cell office:value-type="float" office:value="0.547">
                <text:p>0.547</text:p>
              </table:table-cell>
              <table:table-cell office:value-type="float" office:value="0.781">
                <text:p>0.781</text:p>
              </table:table-cell>
              <table:table-cell office:value-type="float" office:value="0.74">
                <text:p>0.74</text:p>
              </table:table-cell>
              <table:table-cell office:value-type="float" office:value="0.559">
                <text:p>0.559</text:p>
              </table:table-cell>
              <table:table-cell office:value-type="float" office:value="0.359">
                <text:p>0.359</text:p>
              </table:table-cell>
              <table:table-cell office:value-type="float" office:value="0.125">
                <text:p>0.125</text:p>
              </table:table-cell>
              <table:table-cell office:value-type="float" office:value="0.036">
                <text:p>0.036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349999999999998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35">
                <text:p>0.035</text:p>
              </table:table-cell>
              <table:table-cell office:value-type="float" office:value="0.097">
                <text:p>0.097</text:p>
              </table:table-cell>
              <table:table-cell office:value-type="float" office:value="0.189">
                <text:p>0.189</text:p>
              </table:table-cell>
              <table:table-cell office:value-type="float" office:value="0.364">
                <text:p>0.364</text:p>
              </table:table-cell>
              <table:table-cell office:value-type="float" office:value="0.478">
                <text:p>0.478</text:p>
              </table:table-cell>
              <table:table-cell office:value-type="float" office:value="0.468">
                <text:p>0.468</text:p>
              </table:table-cell>
              <table:table-cell office:value-type="float" office:value="0.386">
                <text:p>0.386</text:p>
              </table:table-cell>
              <table:table-cell office:value-type="float" office:value="0.197">
                <text:p>0.197</text:p>
              </table:table-cell>
              <table:table-cell office:value-type="float" office:value="0.081">
                <text:p>0.081</text:p>
              </table:table-cell>
              <table:table-cell office:value-type="float" office:value="0.02">
                <text:p>0.02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249999999999998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8">
                <text:p>0.018</text:p>
              </table:table-cell>
              <table:table-cell office:value-type="float" office:value="0.058">
                <text:p>0.058</text:p>
              </table:table-cell>
              <table:table-cell office:value-type="float" office:value="0.127">
                <text:p>0.127</text:p>
              </table:table-cell>
              <table:table-cell office:value-type="float" office:value="0.212">
                <text:p>0.212</text:p>
              </table:table-cell>
              <table:table-cell office:value-type="float" office:value="0.272">
                <text:p>0.272</text:p>
              </table:table-cell>
              <table:table-cell office:value-type="float" office:value="0.287">
                <text:p>0.287</text:p>
              </table:table-cell>
              <table:table-cell office:value-type="float" office:value="0.2">
                <text:p>0.2</text:p>
              </table:table-cell>
              <table:table-cell office:value-type="float" office:value="0.13">
                <text:p>0.13</text:p>
              </table:table-cell>
              <table:table-cell office:value-type="float" office:value="0.045">
                <text:p>0.045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149999999999998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21">
                <text:p>0.021</text:p>
              </table:table-cell>
              <table:table-cell office:value-type="float" office:value="0.068">
                <text:p>0.068</text:p>
              </table:table-cell>
              <table:table-cell office:value-type="float" office:value="0.11">
                <text:p>0.11</text:p>
              </table:table-cell>
              <table:table-cell office:value-type="float" office:value="0.182">
                <text:p>0.182</text:p>
              </table:table-cell>
              <table:table-cell office:value-type="float" office:value="0.158">
                <text:p>0.158</text:p>
              </table:table-cell>
              <table:table-cell office:value-type="float" office:value="0.101">
                <text:p>0.101</text:p>
              </table:table-cell>
              <table:table-cell office:value-type="float" office:value="0.067">
                <text:p>0.067</text:p>
              </table:table-cell>
              <table:table-cell office:value-type="float" office:value="0.033">
                <text:p>0.033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0499999999999976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38">
                <text:p>0.038</text:p>
              </table:table-cell>
              <table:table-cell office:value-type="float" office:value="0.053">
                <text:p>0.053</text:p>
              </table:table-cell>
              <table:table-cell office:value-type="float" office:value="0.059">
                <text:p>0.059</text:p>
              </table:table-cell>
              <table:table-cell office:value-type="float" office:value="0.081">
                <text:p>0.081</text:p>
              </table:table-cell>
              <table:table-cell office:value-type="float" office:value="0.062">
                <text:p>0.062</text:p>
              </table:table-cell>
              <table:table-cell office:value-type="float" office:value="0.029">
                <text:p>0.029</text:p>
              </table:table-cell>
              <table:table-cell office:value-type="float" office:value="0.015">
                <text:p>0.015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000000000000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38">
                <text:p>0.038</text:p>
              </table:table-cell>
              <table:table-cell office:value-type="float" office:value="0.025">
                <text:p>0.025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000000000000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